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text-properties officeooo:rsid="001d2d4f" officeooo:paragraph-rsid="001d2d4f"/>
    </style:style>
    <style:style style:name="P2" style:family="paragraph" style:parent-style-name="Standard">
      <style:text-properties officeooo:rsid="001d89d3" officeooo:paragraph-rsid="001d89d3"/>
    </style:style>
    <style:style style:name="P3" style:family="paragraph" style:parent-style-name="Standard">
      <style:text-properties officeooo:rsid="001dcba6" officeooo:paragraph-rsid="001dcba6"/>
    </style:style>
    <style:style style:name="P4" style:family="paragraph" style:parent-style-name="Standard">
      <style:text-properties officeooo:rsid="001fbc3f" officeooo:paragraph-rsid="001fbc3f"/>
    </style:style>
    <style:style style:name="P5" style:family="paragraph" style:parent-style-name="Standard">
      <style:text-properties officeooo:rsid="00210fb3" officeooo:paragraph-rsid="00210fb3"/>
    </style:style>
    <style:style style:name="P6" style:family="paragraph" style:parent-style-name="Standard">
      <style:text-properties officeooo:rsid="0021a6a5" officeooo:paragraph-rsid="0021a6a5"/>
    </style:style>
    <style:style style:name="P7" style:family="paragraph" style:parent-style-name="Standard">
      <style:text-properties officeooo:rsid="0023e335" officeooo:paragraph-rsid="0023e335"/>
    </style:style>
    <style:style style:name="P8" style:family="paragraph" style:parent-style-name="Standard">
      <style:text-properties officeooo:rsid="0024ad6c" officeooo:paragraph-rsid="0024ad6c"/>
    </style:style>
    <style:style style:name="P9" style:family="paragraph" style:parent-style-name="Standard">
      <style:text-properties officeooo:rsid="00267d2a" officeooo:paragraph-rsid="00267d2a"/>
    </style:style>
    <style:style style:name="P10" style:family="paragraph" style:parent-style-name="Standard">
      <style:text-properties officeooo:rsid="00279788" officeooo:paragraph-rsid="00279788"/>
    </style:style>
    <style:style style:name="P11" style:family="paragraph" style:parent-style-name="Standard">
      <style:text-properties officeooo:rsid="00297615" officeooo:paragraph-rsid="00297615"/>
    </style:style>
    <style:style style:name="P12" style:family="paragraph" style:parent-style-name="Standard">
      <style:text-properties officeooo:rsid="002b6b4c" officeooo:paragraph-rsid="002b6b4c"/>
    </style:style>
    <style:style style:name="P13" style:family="paragraph" style:parent-style-name="Standard">
      <style:text-properties officeooo:rsid="002baffa" officeooo:paragraph-rsid="002baffa"/>
    </style:style>
    <style:style style:name="P14" style:family="paragraph" style:parent-style-name="Standard">
      <style:text-properties officeooo:rsid="002baffa" officeooo:paragraph-rsid="003049c7"/>
    </style:style>
    <style:style style:name="P15" style:family="paragraph" style:parent-style-name="Standard">
      <style:text-properties officeooo:rsid="002d2ca6" officeooo:paragraph-rsid="002d2ca6"/>
    </style:style>
    <style:style style:name="P16" style:family="paragraph" style:parent-style-name="Standard">
      <style:text-properties officeooo:rsid="002e0e62" officeooo:paragraph-rsid="002e0e62"/>
    </style:style>
    <style:style style:name="P17" style:family="paragraph" style:parent-style-name="Standard">
      <style:text-properties officeooo:rsid="002e0e62" officeooo:paragraph-rsid="003049c7"/>
    </style:style>
    <style:style style:name="P18" style:family="paragraph" style:parent-style-name="Standard">
      <style:text-properties officeooo:rsid="003049c7" officeooo:paragraph-rsid="003049c7"/>
    </style:style>
    <style:style style:name="P19" style:family="paragraph" style:parent-style-name="Standard">
      <style:text-properties officeooo:rsid="00318c9a" officeooo:paragraph-rsid="00318c9a"/>
    </style:style>
    <style:style style:name="P20" style:family="paragraph" style:parent-style-name="Standard">
      <loext:graphic-properties draw:fill="solid" draw:fill-color="#1e1f22"/>
      <style:paragraph-properties fo:background-color="#1e1f22" fo:padding="0cm" fo:border="none" style:shadow="none"/>
      <style:text-properties officeooo:rsid="00318c9a" officeooo:paragraph-rsid="00318c9a"/>
    </style:style>
    <style:style style:name="P21" style:family="paragraph" style:parent-style-name="Standard">
      <style:text-properties officeooo:rsid="00331ed0" officeooo:paragraph-rsid="00331ed0"/>
    </style:style>
    <style:style style:name="P22" style:family="paragraph" style:parent-style-name="Standard">
      <loext:graphic-properties draw:fill="solid" draw:fill-color="#1e1f22"/>
      <style:paragraph-properties fo:background-color="#1e1f22" fo:padding="0cm" fo:border="none" style:shadow="none"/>
      <style:text-properties officeooo:rsid="00331ed0" officeooo:paragraph-rsid="00331ed0"/>
    </style:style>
    <style:style style:name="P23" style:family="paragraph" style:parent-style-name="Standard">
      <style:text-properties officeooo:rsid="0034a4a6" officeooo:paragraph-rsid="0034a4a6"/>
    </style:style>
    <style:style style:name="P24" style:family="paragraph" style:parent-style-name="Standard">
      <style:text-properties officeooo:rsid="00354d9f" officeooo:paragraph-rsid="00354d9f"/>
    </style:style>
    <style:style style:name="P25" style:family="paragraph" style:parent-style-name="Standard">
      <loext:graphic-properties draw:fill="solid" draw:fill-color="#1e1f22"/>
      <style:paragraph-properties fo:background-color="#1e1f22" fo:padding="0cm" fo:border="none" style:shadow="none"/>
      <style:text-properties officeooo:rsid="00354d9f" officeooo:paragraph-rsid="00354d9f"/>
    </style:style>
    <style:style style:name="P26" style:family="paragraph" style:parent-style-name="Standard">
      <style:text-properties officeooo:rsid="003554a7" officeooo:paragraph-rsid="003554a7"/>
    </style:style>
    <style:style style:name="P27" style:family="paragraph" style:parent-style-name="Standard">
      <loext:graphic-properties draw:fill="solid" draw:fill-color="#1e1f22"/>
      <style:paragraph-properties fo:background-color="#1e1f22" fo:padding="0cm" fo:border="none" style:shadow="none"/>
      <style:text-properties officeooo:rsid="003554a7" officeooo:paragraph-rsid="003554a7"/>
    </style:style>
    <style:style style:name="P28" style:family="paragraph" style:parent-style-name="Standard">
      <style:text-properties officeooo:rsid="003572d4" officeooo:paragraph-rsid="003572d4"/>
    </style:style>
    <style:style style:name="P29" style:family="paragraph" style:parent-style-name="Standard">
      <loext:graphic-properties draw:fill="solid" draw:fill-color="#1e1f22"/>
      <style:paragraph-properties fo:background-color="#1e1f22" fo:padding="0cm" fo:border="none" style:shadow="none"/>
      <style:text-properties officeooo:rsid="003572d4" officeooo:paragraph-rsid="003572d4"/>
    </style:style>
    <style:style style:name="P30" style:family="paragraph" style:parent-style-name="Standard">
      <style:text-properties officeooo:rsid="00360269" officeooo:paragraph-rsid="00360269"/>
    </style:style>
    <style:style style:name="P31" style:family="paragraph" style:parent-style-name="Standard">
      <loext:graphic-properties draw:fill="solid" draw:fill-color="#1e1f22"/>
      <style:paragraph-properties fo:background-color="#1e1f22" fo:padding="0cm" fo:border="none" style:shadow="none"/>
      <style:text-properties officeooo:rsid="00360269" officeooo:paragraph-rsid="00360269"/>
    </style:style>
    <style:style style:name="P32" style:family="paragraph" style:parent-style-name="Standard">
      <style:text-properties officeooo:rsid="0037f557" officeooo:paragraph-rsid="0037f557"/>
    </style:style>
    <style:style style:name="P33" style:family="paragraph" style:parent-style-name="Standard">
      <style:text-properties officeooo:rsid="0038ed2d" officeooo:paragraph-rsid="0038ed2d"/>
    </style:style>
    <style:style style:name="P34" style:family="paragraph" style:parent-style-name="Standard">
      <style:text-properties officeooo:rsid="003a79e7" officeooo:paragraph-rsid="003a79e7"/>
    </style:style>
    <style:style style:name="P35" style:family="paragraph" style:parent-style-name="Standard">
      <style:text-properties officeooo:rsid="003b0c75" officeooo:paragraph-rsid="003b0c75"/>
    </style:style>
    <style:style style:name="P36" style:family="paragraph" style:parent-style-name="Standard">
      <style:text-properties officeooo:rsid="003b5944" officeooo:paragraph-rsid="003b5944"/>
    </style:style>
    <style:style style:name="P37" style:family="paragraph" style:parent-style-name="Standard">
      <loext:graphic-properties draw:fill="solid" draw:fill-color="#1e1f22"/>
      <style:paragraph-properties fo:background-color="#1e1f22" fo:padding="0cm" fo:border="none" style:shadow="none"/>
      <style:text-properties officeooo:rsid="003b5944" officeooo:paragraph-rsid="003b5944"/>
    </style:style>
    <style:style style:name="P38" style:family="paragraph" style:parent-style-name="Standard">
      <style:text-properties officeooo:rsid="003cd987" officeooo:paragraph-rsid="003cd987"/>
    </style:style>
    <style:style style:name="P39" style:family="paragraph" style:parent-style-name="Standard">
      <loext:graphic-properties draw:fill="solid" draw:fill-color="#1e1f22"/>
      <style:paragraph-properties fo:background-color="#1e1f22" fo:padding="0cm" fo:border="none" style:shadow="none"/>
      <style:text-properties officeooo:rsid="003cd987" officeooo:paragraph-rsid="003cd987"/>
    </style:style>
    <style:style style:name="P40" style:family="paragraph" style:parent-style-name="Standard">
      <style:text-properties officeooo:rsid="003fb6f2" officeooo:paragraph-rsid="003fb6f2"/>
    </style:style>
    <style:style style:name="P41" style:family="paragraph" style:parent-style-name="Standard">
      <style:text-properties officeooo:rsid="0041452c" officeooo:paragraph-rsid="0041452c"/>
    </style:style>
    <style:style style:name="P42" style:family="paragraph" style:parent-style-name="Standard">
      <loext:graphic-properties draw:fill="solid" draw:fill-color="#1e1f22"/>
      <style:paragraph-properties fo:background-color="#1e1f22" fo:padding="0cm" fo:border="none" style:shadow="none"/>
      <style:text-properties officeooo:rsid="0041452c" officeooo:paragraph-rsid="0041452c"/>
    </style:style>
    <style:style style:name="P43" style:family="paragraph" style:parent-style-name="Standard">
      <style:text-properties officeooo:rsid="0041a084" officeooo:paragraph-rsid="0041a084"/>
    </style:style>
    <style:style style:name="P44" style:family="paragraph" style:parent-style-name="Standard">
      <loext:graphic-properties draw:fill="solid" draw:fill-color="#1e1f22"/>
      <style:paragraph-properties fo:background-color="#1e1f22" fo:padding="0cm" fo:border="none" style:shadow="none"/>
      <style:text-properties officeooo:rsid="0041a084" officeooo:paragraph-rsid="0041a084"/>
    </style:style>
    <style:style style:name="P45" style:family="paragraph" style:parent-style-name="Standard">
      <style:text-properties officeooo:rsid="00438d04" officeooo:paragraph-rsid="00438d04"/>
    </style:style>
    <style:style style:name="P46" style:family="paragraph" style:parent-style-name="Standard">
      <style:text-properties officeooo:rsid="004517e4" officeooo:paragraph-rsid="004517e4"/>
    </style:style>
    <style:style style:name="P47" style:family="paragraph" style:parent-style-name="Standard">
      <style:text-properties officeooo:rsid="0045d4fe" officeooo:paragraph-rsid="0045d4fe"/>
    </style:style>
    <style:style style:name="P48" style:family="paragraph" style:parent-style-name="Standard">
      <style:text-properties officeooo:rsid="0045daf3" officeooo:paragraph-rsid="0045daf3"/>
    </style:style>
    <style:style style:name="P49" style:family="paragraph" style:parent-style-name="Standard">
      <style:text-properties officeooo:rsid="0045f627" officeooo:paragraph-rsid="0045f627"/>
    </style:style>
    <style:style style:name="P50" style:family="paragraph" style:parent-style-name="Standard">
      <style:text-properties officeooo:rsid="0046b0d0" officeooo:paragraph-rsid="0046b0d0"/>
    </style:style>
    <style:style style:name="P51" style:family="paragraph" style:parent-style-name="Standard">
      <loext:graphic-properties draw:fill="solid" draw:fill-color="#1e1f22"/>
      <style:paragraph-properties fo:background-color="#1e1f22" fo:padding="0cm" fo:border="none" style:shadow="none"/>
      <style:text-properties officeooo:paragraph-rsid="0046b0d0"/>
    </style:style>
    <style:style style:name="P52" style:family="paragraph" style:parent-style-name="Standard">
      <style:text-properties officeooo:rsid="0048a470" officeooo:paragraph-rsid="0048a470"/>
    </style:style>
    <style:style style:name="P53" style:family="paragraph" style:parent-style-name="Standard">
      <loext:graphic-properties draw:fill="solid" draw:fill-color="#1e1f22"/>
      <style:paragraph-properties fo:background-color="#1e1f22" fo:padding="0cm" fo:border="none" style:shadow="none"/>
      <style:text-properties officeooo:rsid="0048a470" officeooo:paragraph-rsid="0048a470"/>
    </style:style>
    <style:style style:name="P54" style:family="paragraph" style:parent-style-name="Standard">
      <style:text-properties officeooo:rsid="00490762" officeooo:paragraph-rsid="00490762"/>
    </style:style>
    <style:style style:name="P55" style:family="paragraph" style:parent-style-name="Standard">
      <loext:graphic-properties draw:fill="solid" draw:fill-color="#1e1f22"/>
      <style:paragraph-properties fo:background-color="#1e1f22" fo:padding="0cm" fo:border="none" style:shadow="none"/>
      <style:text-properties officeooo:rsid="00490762" officeooo:paragraph-rsid="00490762"/>
    </style:style>
    <style:style style:name="P56" style:family="paragraph" style:parent-style-name="Standard">
      <style:text-properties officeooo:rsid="00492789" officeooo:paragraph-rsid="00492789"/>
    </style:style>
    <style:style style:name="P57" style:family="paragraph" style:parent-style-name="Standard">
      <loext:graphic-properties draw:fill="solid" draw:fill-color="#1e1f22"/>
      <style:paragraph-properties fo:background-color="#1e1f22" fo:padding="0cm" fo:border="none" style:shadow="none"/>
      <style:text-properties officeooo:rsid="00492789" officeooo:paragraph-rsid="00492789"/>
    </style:style>
    <style:style style:name="P58" style:family="paragraph" style:parent-style-name="Standard">
      <style:text-properties officeooo:rsid="0049519e" officeooo:paragraph-rsid="0049519e"/>
    </style:style>
    <style:style style:name="P59"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7f557" officeooo:paragraph-rsid="0038ed2d" style:font-size-asian="10pt" style:font-style-asian="normal" style:font-weight-asian="normal"/>
    </style:style>
    <style:style style:name="P60"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41a084" officeooo:paragraph-rsid="0041a084" style:font-size-asian="10pt" style:font-style-asian="normal" style:font-weight-asian="normal"/>
    </style:style>
    <style:style style:name="P6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490762" officeooo:paragraph-rsid="00490762" style:font-size-asian="10pt" style:font-style-asian="normal" style:font-weight-asian="normal"/>
    </style:style>
    <style:style style:name="P62"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492789" officeooo:paragraph-rsid="00492789" style:font-size-asian="10pt" style:font-style-asian="normal" style:font-weight-asian="normal"/>
    </style:style>
    <style:style style:name="P63" style:family="paragraph" style:parent-style-name="Standard">
      <loext:graphic-properties draw:fill="solid" draw:fill-color="#1e1f22"/>
      <style:paragraph-properties fo:background-color="#1e1f22" fo:padding="0cm" fo:border="none" style:shadow="none"/>
      <style:text-properties fo:color="#cf8e6d" loext:opacity="100%" style:font-name="JetBrains Mono" fo:font-size="10pt" fo:font-style="normal" fo:font-weight="normal" officeooo:rsid="0046b0d0" officeooo:paragraph-rsid="0046b0d0" style:font-size-asian="10pt" style:font-style-asian="normal" style:font-weight-asian="normal"/>
    </style:style>
    <style:style style:name="P64" style:family="paragraph" style:parent-style-name="Standard">
      <loext:graphic-properties draw:fill="solid" draw:fill-color="#1e1f22"/>
      <style:paragraph-properties fo:background-color="#1e1f22" fo:padding="0cm" fo:border="none" style:shadow="none"/>
      <style:text-properties fo:color="#cf8e6d" loext:opacity="100%" style:font-name="JetBrains Mono" fo:font-size="10pt" fo:font-style="normal" fo:font-weight="normal" officeooo:rsid="00490762" officeooo:paragraph-rsid="00490762" style:font-size-asian="10pt" style:font-style-asian="normal" style:font-weight-asian="normal"/>
    </style:style>
    <style:style style:name="P65" style:family="paragraph" style:parent-style-name="Standard">
      <style:text-properties officeooo:rsid="004af410" officeooo:paragraph-rsid="004af410"/>
    </style:style>
    <style:style style:name="P66" style:family="paragraph" style:parent-style-name="Standard">
      <loext:graphic-properties draw:fill="solid" draw:fill-color="#1e1f22"/>
      <style:paragraph-properties fo:background-color="#1e1f22" fo:padding="0cm" fo:border="none" style:shadow="none"/>
      <style:text-properties officeooo:rsid="004af410" officeooo:paragraph-rsid="004af410"/>
    </style:style>
    <style:style style:name="P67" style:family="paragraph" style:parent-style-name="Standard">
      <style:text-properties officeooo:rsid="004c8e79" officeooo:paragraph-rsid="004c8e79"/>
    </style:style>
    <style:style style:name="P68" style:family="paragraph" style:parent-style-name="Standard">
      <loext:graphic-properties draw:fill="solid" draw:fill-color="#1e1f22"/>
      <style:paragraph-properties fo:background-color="#1e1f22" fo:padding="0cm" fo:border="none" style:shadow="none"/>
      <style:text-properties officeooo:rsid="004c8e79" officeooo:paragraph-rsid="004c8e79"/>
    </style:style>
    <style:style style:name="P69" style:family="paragraph" style:parent-style-name="Standard">
      <style:text-properties officeooo:rsid="004e71cb" officeooo:paragraph-rsid="004e71cb"/>
    </style:style>
    <style:style style:name="P70" style:family="paragraph" style:parent-style-name="Standard">
      <style:text-properties officeooo:rsid="004ef7b0" officeooo:paragraph-rsid="004ef7b0"/>
    </style:style>
    <style:style style:name="P71" style:family="paragraph" style:parent-style-name="Standard">
      <loext:graphic-properties draw:fill="solid" draw:fill-color="#1e1f22"/>
      <style:paragraph-properties fo:background-color="#1e1f22" fo:padding="0cm" fo:border="none" style:shadow="none"/>
      <style:text-properties officeooo:rsid="004ef7b0" officeooo:paragraph-rsid="004ef7b0"/>
    </style:style>
    <style:style style:name="P72" style:family="paragraph" style:parent-style-name="Standard">
      <style:text-properties officeooo:rsid="0050f4cf" officeooo:paragraph-rsid="0050f4cf"/>
    </style:style>
    <style:style style:name="P73" style:family="paragraph" style:parent-style-name="Standard">
      <style:text-properties officeooo:rsid="005182a3" officeooo:paragraph-rsid="005182a3"/>
    </style:style>
    <style:style style:name="P74" style:family="paragraph" style:parent-style-name="Standard">
      <loext:graphic-properties draw:fill="solid" draw:fill-color="#1e1f22"/>
      <style:paragraph-properties fo:background-color="#1e1f22" fo:padding="0cm" fo:border="none" style:shadow="none"/>
      <style:text-properties officeooo:rsid="005182a3" officeooo:paragraph-rsid="005182a3"/>
    </style:style>
    <style:style style:name="P75" style:family="paragraph" style:parent-style-name="Standard">
      <style:text-properties officeooo:rsid="00543236" officeooo:paragraph-rsid="00543236"/>
    </style:style>
    <style:style style:name="P76" style:family="paragraph" style:parent-style-name="Standard">
      <loext:graphic-properties draw:fill="solid" draw:fill-color="#1e1f22"/>
      <style:paragraph-properties fo:background-color="#1e1f22" fo:padding="0cm" fo:border="none" style:shadow="none"/>
      <style:text-properties officeooo:rsid="00543236" officeooo:paragraph-rsid="00543236"/>
    </style:style>
    <style:style style:name="P77" style:family="paragraph" style:parent-style-name="Standard">
      <style:text-properties officeooo:rsid="005546af" officeooo:paragraph-rsid="005546af"/>
    </style:style>
    <style:style style:name="P78" style:family="paragraph" style:parent-style-name="Standard">
      <loext:graphic-properties draw:fill="solid" draw:fill-color="#1e1f22"/>
      <style:paragraph-properties fo:background-color="#1e1f22" fo:padding="0cm" fo:border="none" style:shadow="none"/>
      <style:text-properties officeooo:rsid="005546af" officeooo:paragraph-rsid="005546af"/>
    </style:style>
    <style:style style:name="P79" style:family="paragraph" style:parent-style-name="Standard">
      <style:text-properties officeooo:rsid="00558ac7" officeooo:paragraph-rsid="00558ac7"/>
    </style:style>
    <style:style style:name="P80" style:family="paragraph" style:parent-style-name="Standard">
      <loext:graphic-properties draw:fill="solid" draw:fill-color="#1e1f22"/>
      <style:paragraph-properties fo:background-color="#1e1f22" fo:padding="0cm" fo:border="none" style:shadow="none"/>
      <style:text-properties officeooo:rsid="00558ac7" officeooo:paragraph-rsid="00558ac7"/>
    </style:style>
    <style:style style:name="P81" style:family="paragraph" style:parent-style-name="Standard">
      <style:text-properties officeooo:rsid="00577813" officeooo:paragraph-rsid="00577813"/>
    </style:style>
    <style:style style:name="P82" style:family="paragraph" style:parent-style-name="Standard">
      <loext:graphic-properties draw:fill="solid" draw:fill-color="#1e1f22"/>
      <style:paragraph-properties fo:background-color="#1e1f22" fo:padding="0cm" fo:border="none" style:shadow="none"/>
      <style:text-properties officeooo:rsid="00577813" officeooo:paragraph-rsid="00577813"/>
    </style:style>
    <style:style style:name="P83" style:family="paragraph" style:parent-style-name="Standard">
      <style:text-properties officeooo:rsid="005a0e5e" officeooo:paragraph-rsid="005a0e5e"/>
    </style:style>
    <style:style style:name="P84" style:family="paragraph" style:parent-style-name="Standard" style:list-style-name="L1">
      <style:text-properties officeooo:rsid="003a79e7" officeooo:paragraph-rsid="003a79e7"/>
    </style:style>
    <style:style style:name="P85" style:family="paragraph" style:parent-style-name="Standard" style:list-style-name="L2">
      <style:text-properties officeooo:rsid="003a79e7" officeooo:paragraph-rsid="003a79e7"/>
    </style:style>
    <style:style style:name="P86"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4ef7b0" officeooo:paragraph-rsid="004ef7b0" style:font-size-asian="10pt" style:font-style-asian="normal" style:font-weight-asian="normal"/>
    </style:style>
    <style:style style:name="P87"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7f557" officeooo:paragraph-rsid="0038ed2d" style:font-size-asian="10pt" style:font-style-asian="normal" style:font-weight-asian="normal"/>
    </style:style>
    <style:style style:name="P88" style:family="paragraph" style:parent-style-name="Standard">
      <loext:graphic-properties draw:fill="solid" draw:fill-color="#1e1f22"/>
      <style:paragraph-properties fo:background-color="#1e1f22" fo:padding="0cm" fo:border="none" style:shadow="none"/>
      <style:text-properties officeooo:rsid="005a0e5e" officeooo:paragraph-rsid="005a0e5e"/>
    </style:style>
    <style:style style:name="P89" style:family="paragraph" style:parent-style-name="Standard">
      <loext:graphic-properties draw:fill="solid" draw:fill-color="#1e1f22"/>
      <style:paragraph-properties fo:background-color="#1e1f22" fo:padding="0cm" fo:border="none" style:shadow="none"/>
      <style:text-properties officeooo:rsid="005a0e5e" officeooo:paragraph-rsid="005a0e5e"/>
    </style:style>
    <style:style style:name="P90" style:family="paragraph" style:parent-style-name="Standard">
      <style:text-properties officeooo:rsid="0037f557" officeooo:paragraph-rsid="006a8669"/>
    </style:style>
    <style:style style:name="P91" style:family="paragraph" style:parent-style-name="Standard">
      <loext:graphic-properties draw:fill="solid" draw:fill-color="#1e1f22"/>
      <style:paragraph-properties fo:background-color="#1e1f22" fo:padding="0cm" fo:border="none" style:shadow="none"/>
      <style:text-properties officeooo:rsid="0037f557" officeooo:paragraph-rsid="0038ed2d"/>
    </style:style>
    <style:style style:name="T1" style:family="text">
      <style:text-properties officeooo:rsid="003049c7"/>
    </style:style>
    <style:style style:name="T2" style:family="text">
      <style:text-properties fo:color="#cf8e6d" loext:opacity="100%" style:font-name="JetBrains Mono" fo:font-size="10pt" fo:font-style="normal" fo:font-weight="normal" style:font-size-asian="10pt" style:font-style-asian="normal" style:font-weight-asian="normal"/>
    </style:style>
    <style:style style:name="T3" style:family="text">
      <style:text-properties fo:color="#cf8e6d" loext:opacity="100%" style:font-name="JetBrains Mono" fo:font-size="10pt" fo:font-style="normal" fo:font-weight="normal" officeooo:rsid="0046b0d0" style:font-size-asian="10pt" style:font-style-asian="normal" style:font-weight-asian="normal"/>
    </style:style>
    <style:style style:name="T4" style:family="text">
      <style:text-properties fo:color="#cf8e6d" loext:opacity="100%" style:font-name="JetBrains Mono" fo:font-size="10pt" fo:font-style="normal" fo:font-weight="normal" style:font-size-asian="10pt" style:font-style-asian="normal" style:font-weight-asian="normal"/>
    </style:style>
    <style:style style:name="T5" style:family="text">
      <style:text-properties fo:color="#cf8e6d" loext:opacity="100%" style:font-name="JetBrains Mono" fo:font-size="10pt" fo:font-style="normal" fo:font-weight="normal" officeooo:rsid="00658ef1" style:font-size-asian="10pt" style:font-style-asian="normal" style:font-weight-asian="normal"/>
    </style:style>
    <style:style style:name="T6" style:family="text">
      <style:text-properties fo:color="#56a8f5" loext:opacity="100%" style:font-name="JetBrains Mono" fo:font-size="10pt" fo:font-style="normal" fo:font-weight="normal" style:font-size-asian="10pt" style:font-style-asian="normal" style:font-weight-asian="normal"/>
    </style:style>
    <style:style style:name="T7" style:family="text">
      <style:text-properties fo:color="#56a8f5" loext:opacity="100%" style:font-name="JetBrains Mono" fo:font-size="10pt" fo:font-style="normal" fo:font-weight="normal" officeooo:rsid="0046b0d0" style:font-size-asian="10pt" style:font-style-asian="normal" style:font-weight-asian="normal"/>
    </style:style>
    <style:style style:name="T8" style:family="text">
      <style:text-properties fo:color="#56a8f5"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normal" fo:font-weight="normal" style:font-size-asian="10pt" style:font-style-asian="normal" style:font-weight-asian="normal"/>
    </style:style>
    <style:style style:name="T10" style:family="text">
      <style:text-properties fo:color="#bcbec4" loext:opacity="100%" style:font-name="JetBrains Mono" fo:font-size="10pt" fo:font-style="normal" fo:font-weight="normal" officeooo:rsid="0046b0d0" style:font-size-asian="10pt" style:font-style-asian="normal" style:font-weight-asian="normal"/>
    </style:style>
    <style:style style:name="T11" style:family="text">
      <style:text-properties fo:color="#bcbec4" loext:opacity="100%" style:font-name="JetBrains Mono" fo:font-size="10pt" fo:font-style="normal" fo:font-weight="normal" style:font-size-asian="10pt" style:font-style-asian="normal" style:font-weight-asian="normal"/>
    </style:style>
    <style:style style:name="T12" style:family="text">
      <style:text-properties fo:color="#bcbec4" loext:opacity="100%" style:font-name="JetBrains Mono" fo:font-size="10pt" fo:font-style="normal" fo:font-weight="normal" officeooo:rsid="00658ef1" style:font-size-asian="10pt" style:font-style-asian="normal" style:font-weight-asian="normal"/>
    </style:style>
    <style:style style:name="T13" style:family="text">
      <style:text-properties fo:color="#bcbec4" loext:opacity="100%" style:font-name="JetBrains Mono" fo:font-size="10pt" fo:font-style="normal" fo:font-weight="normal" officeooo:rsid="006946b2" style:font-size-asian="10pt" style:font-style-asian="normal" style:font-weight-asian="normal"/>
    </style:style>
    <style:style style:name="T14" style:family="text">
      <style:text-properties fo:color="#8888c6" loext:opacity="100%" style:font-name="JetBrains Mono" fo:font-size="10pt" fo:font-style="normal" fo:font-weight="normal" style:font-size-asian="10pt" style:font-style-asian="normal" style:font-weight-asian="normal"/>
    </style:style>
    <style:style style:name="T15" style:family="text">
      <style:text-properties fo:color="#8888c6" loext:opacity="100%" style:font-name="JetBrains Mono" fo:font-size="10pt" fo:font-style="normal" fo:font-weight="normal" officeooo:rsid="0046b0d0" style:font-size-asian="10pt" style:font-style-asian="normal" style:font-weight-asian="normal"/>
    </style:style>
    <style:style style:name="T16" style:family="text">
      <style:text-properties fo:color="#8888c6" loext:opacity="100%" style:font-name="JetBrains Mono" fo:font-size="10pt" fo:font-style="normal" fo:font-weight="normal" style:font-size-asian="10pt" style:font-style-asian="normal" style:font-weight-asian="normal"/>
    </style:style>
    <style:style style:name="T17" style:family="text">
      <style:text-properties fo:color="#2aacb8" loext:opacity="100%" style:font-name="JetBrains Mono" fo:font-size="10pt" fo:font-style="normal" fo:font-weight="normal" style:font-size-asian="10pt" style:font-style-asian="normal" style:font-weight-asian="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fo:color="#2aacb8" loext:opacity="100%" style:font-name="JetBrains Mono" fo:font-size="10pt" fo:font-style="normal" fo:font-weight="normal" officeooo:rsid="006f2cba" style:font-size-asian="10pt" style:font-style-asian="normal" style:font-weight-asian="normal"/>
    </style:style>
    <style:style style:name="T20" style:family="text">
      <style:text-properties fo:color="#6aab73" loext:opacity="100%" style:font-name="JetBrains Mono" fo:font-size="10pt" fo:font-style="normal" fo:font-weight="normal" style:font-size-asian="10pt" style:font-style-asian="normal" style:font-weight-asian="normal"/>
    </style:style>
    <style:style style:name="T21" style:family="text">
      <style:text-properties fo:color="#6aab73" loext:opacity="100%" style:font-name="JetBrains Mono" fo:font-size="10pt" fo:font-style="normal" fo:font-weight="normal" style:font-size-asian="10pt" style:font-style-asian="normal" style:font-weight-asian="normal"/>
    </style:style>
    <style:style style:name="T22" style:family="text">
      <style:text-properties fo:color="#aa4926" loext:opacity="100%" style:font-name="JetBrains Mono" fo:font-size="10pt" fo:font-style="normal" fo:font-weight="normal" style:font-size-asian="10pt" style:font-style-asian="normal" style:font-weight-asian="normal"/>
    </style:style>
    <style:style style:name="T23" style:family="text">
      <style:text-properties officeooo:rsid="0038ed2d"/>
    </style:style>
    <style:style style:name="T24" style:family="text">
      <style:text-properties officeooo:rsid="003eb367"/>
    </style:style>
    <style:style style:name="T25" style:family="text">
      <style:text-properties fo:color="#6f737a" loext:opacity="100%" style:font-name="JetBrains Mono" fo:font-size="10pt" fo:font-style="normal" fo:font-weight="normal" style:font-size-asian="10pt" style:font-style-asian="normal" style:font-weight-asian="normal"/>
    </style:style>
    <style:style style:name="T26" style:family="text">
      <style:text-properties officeooo:rsid="0046b0d0"/>
    </style:style>
    <style:style style:name="T27" style:family="text">
      <style:text-properties fo:color="#b200b2" loext:opacity="100%" style:font-name="JetBrains Mono" fo:font-size="10pt" fo:font-style="normal" fo:font-weight="normal" style:font-size-asian="10pt" style:font-style-asian="normal" style:font-weight-asian="normal"/>
    </style:style>
    <style:style style:name="T28" style:family="text">
      <style:text-properties fo:color="#b200b2" loext:opacity="100%" style:font-name="JetBrains Mono" fo:font-size="10pt" fo:font-style="normal" fo:font-weight="normal" officeooo:rsid="0046b0d0" style:font-size-asian="10pt" style:font-style-asian="normal" style:font-weight-asian="normal"/>
    </style:style>
    <style:style style:name="T29" style:family="text">
      <style:text-properties fo:color="#94558d" loext:opacity="100%" style:font-name="JetBrains Mono" fo:font-size="10pt" fo:font-style="normal" fo:font-weight="normal" style:font-size-asian="10pt" style:font-style-asian="normal" style:font-weight-asian="normal"/>
    </style:style>
    <style:style style:name="T30" style:family="text">
      <style:text-properties fo:color="#94558d" loext:opacity="100%" style:font-name="JetBrains Mono" fo:font-size="10pt" fo:font-style="normal" fo:font-weight="normal" officeooo:rsid="0046b0d0" style:font-size-asian="10pt" style:font-style-asian="normal" style:font-weight-asian="normal"/>
    </style:style>
    <style:style style:name="T31" style:family="text">
      <style:text-properties officeooo:rsid="004af410"/>
    </style:style>
    <style:style style:name="T32" style:family="text">
      <style:text-properties officeooo:rsid="004ef7b0"/>
    </style:style>
    <style:style style:name="T33" style:family="text">
      <style:text-properties officeooo:rsid="00558ac7"/>
    </style:style>
    <style:style style:name="T34" style:family="text">
      <style:text-properties officeooo:rsid="00658ef1"/>
    </style:style>
    <style:style style:name="T35" style:family="text">
      <style:text-properties officeooo:rsid="00675940"/>
    </style:style>
    <style:style style:name="T36" style:family="text">
      <style:text-properties officeooo:rsid="006946b2"/>
    </style:style>
    <style:style style:name="T37" style:family="text">
      <style:text-properties officeooo:rsid="006a866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Note en python : docteur mohemed Cissé <text:s text:c="3"/>mohamed@cisse.online </text:h>
      <text:p text:style-name="P1">les chaînes de caractères sont vues comme des listes(listes de caractères) en python.</text:p>
      <text:p text:style-name="P2">Les listes :</text:p>
      <text:p text:style-name="P2">les fonctions :</text:p>
      <text:p text:style-name="P2">append (valeur):permet d’ajouter a la fin de la liste val</text:p>
      <text:p text:style-name="P2">le + est un operateur de concatenation sur les listes.</text:p>
      <text:p text:style-name="P2">Remove() : supprimer une valeur de la liste</text:p>
      <text:p text:style-name="P3">index () retourne l’indice </text:p>
      <text:p text:style-name="P3">reverse() permet de renverser les elemnets de la liste</text:p>
      <text:p text:style-name="P3">lst[-1] : nous permet d’avoir le dernier element de la liste lst</text:p>
      <text:p text:style-name="P4">comprehension des listes :</text:p>
      <text:p text:style-name="P4">&gt;&gt;&gt; list=[i for i in range(0,10)]</text:p>
      <text:p text:style-name="P4">&gt;&gt;&gt; print(list)</text:p>
      <text:p text:style-name="P4">[0, 1, 2, 3, 4, 5, 6, 7, 8, 9]</text:p>
      <text:p text:style-name="P5">copier les elements liste :</text:p>
      <text:p text:style-name="P5">&gt;&gt;&gt; print(list)</text:p>
      <text:p text:style-name="P5">[0, 1, 2, 3, 4, 5, 6, 7, 8, 9]</text:p>
      <text:p text:style-name="P5">&gt;&gt;&gt; ls = list.copy()</text:p>
      <text:p text:style-name="P5">&gt;&gt;&gt; print(ls)</text:p>
      <text:p text:style-name="P5">[0, 1, 2, 3, 4, 5, 6, 7, 8, 9]</text:p>
      <text:p text:style-name="P5"/>
      <text:p text:style-name="P6">les dictionnaires :</text:p>
      <text:p text:style-name="P6">les fonctions :</text:p>
      <text:p text:style-name="P6">keys : donne la liste des clés</text:p>
      <text:p text:style-name="P7">NB : les clés sont uniques</text:p>
      <text:p text:style-name="P6">values : donne la liste des valeurs</text:p>
      <text:p text:style-name="P7">afficher les clé</text:p>
      <text:p text:style-name="P6">&gt;&gt;&gt; for etu in age.keys():</text:p>
      <text:p text:style-name="P6">... <text:s text:c="4"/>print(etu)</text:p>
      <text:p text:style-name="P6">... </text:p>
      <text:p text:style-name="P6">barry</text:p>
      <text:p text:style-name="P6">djouma</text:p>
      <text:p text:style-name="P6"/>
      <text:p text:style-name="P6">&gt;&gt;&gt; age.keys()</text:p>
      <text:p text:style-name="P6">dict_keys(['barry', 'djouma'])</text:p>
      <text:p text:style-name="P6"/>
      <text:p text:style-name="P7">afficher les valeurs</text:p>
      <text:p text:style-name="P6">&gt;&gt;&gt; age.values()</text:p>
      <text:p text:style-name="P6">dict_values([20, 30])</text:p>
      <text:p text:style-name="P6"/>
      <text:p text:style-name="P7">pour iterer et afficher la clé et la valeur en meme temps :</text:p>
      <text:p text:style-name="P7">&gt;&gt;&gt; for k,v in age.items():</text:p>
      <text:p text:style-name="P7">... <text:s text:c="4"/>print(k,v)</text:p>
      <text:p text:style-name="P7">barry 20</text:p>
      <text:p text:style-name="P7">djouma 30</text:p>
      <text:p text:style-name="P7"/>
      <text:p text:style-name="P7">oubien</text:p>
      <text:p text:style-name="P7">&gt;&gt;&gt; for i in age.keys():</text:p>
      <text:p text:style-name="P7">... <text:s text:c="4"/>print(i,age[i])</text:p>
      <text:p text:style-name="P7">barry 20</text:p>
      <text:p text:style-name="P7">djouma 30</text:p>
      <text:p text:style-name="P7"><text:soft-page-break/></text:p>
      <text:p text:style-name="P8">copier un dictionnaire :</text:p>
      <text:p text:style-name="P8">&gt;&gt;&gt; age2=age.copy()</text:p>
      <text:p text:style-name="P8">&gt;&gt;&gt; age2</text:p>
      <text:p text:style-name="P8">{'barry': 20, 'djouma': 30}</text:p>
      <text:p text:style-name="P8"/>
      <text:p text:style-name="P8">si on utilise cette version : age=age2 puis on modifie une valeur dans le dictionnaire age la modification va directement affecté le dictionnaire age2 par ce que age et age2 pointe sur la même case mémoire contrairement quant on utilise la fonction copy()</text:p>
      <text:p text:style-name="P8"/>
      <text:p text:style-name="P9">les focntions :</text:p>
      <text:p text:style-name="P9">&gt;&gt;&gt; def somme1(a,b):</text:p>
      <text:p text:style-name="P9">... <text:s text:c="4"/>return a+b</text:p>
      <text:p text:style-name="P9"/>
      <text:p text:style-name="P9">&gt;&gt;&gt; def somme22(*b):</text:p>
      <text:p text:style-name="P9">... <text:s text:c="4"/>return b[0]+b[1]</text:p>
      <text:p text:style-name="P9"/>
      <text:p text:style-name="P10">NB : ici b est est une liste donc ici lors de l’appel on peut mettre mettre deux valeur comme argument et la fonction returne la somme mais un probleme se pose si le nombre d’argument fourni lors de l’appel est different dans corps pour remedier a cela on a la fonction suivante :</text:p>
      <text:p text:style-name="P11">- la dernier instruction d’une foction est toujours return.</text:p>
      <text:p text:style-name="P11">S’il n’a pas l’instruction return alors il est considérer comme une procédure.</text:p>
      <text:p text:style-name="P10"/>
      <text:p text:style-name="P10">&gt;&gt;&gt; def somme3(*nb):</text:p>
      <text:p text:style-name="P10">... <text:s text:c="4"/>res=0</text:p>
      <text:p text:style-name="P10">... <text:s text:c="4"/>for i in nb:</text:p>
      <text:p text:style-name="P10">... <text:s text:c="12"/>res+=i</text:p>
      <text:p text:style-name="P10">... <text:s text:c="4"/>return res</text:p>
      <text:p text:style-name="P10">&gt;&gt;&gt; somme3(2,5,3)</text:p>
      <text:p text:style-name="P10"/>
      <text:h text:style-name="Heading_20_4" text:outline-level="4">Récursivité : fonction faisant appel à elle même .</text:h>
      <text:p text:style-name="P12">NB :la fonction récursive a deux partie: la condition d’arrêt et la boucle.</text:p>
      <text:p text:style-name="P12"/>
      <text:h text:style-name="Heading_20_4" text:outline-level="4">Ex :</text:h>
      <text:p text:style-name="P13">&gt;&gt;&gt; def act(n):</text:p>
      <text:p text:style-name="P14">... <text:s text:c="4"/>if n==1:<text:span text:style-name="T1">(condition d’arret)</text:span></text:p>
      <text:p text:style-name="P13">... <text:s text:c="12"/>return 1</text:p>
      <text:p text:style-name="P13">... <text:s text:c="4"/>else:</text:p>
      <text:p text:style-name="P13">... <text:s text:c="12"/>return n*act(n-1)</text:p>
      <text:p text:style-name="P13">... </text:p>
      <text:p text:style-name="P13">&gt;&gt;&gt; act(4)</text:p>
      <text:p text:style-name="P13"/>
      <text:h text:style-name="Heading_20_4" text:outline-level="4">ex2 :</text:h>
      <text:p text:style-name="P13">&gt;&gt;&gt; def mult(a,b):</text:p>
      <text:p text:style-name="P14">... <text:s text:c="4"/>if a==0 or b==0:<text:span text:style-name="T1">(condition d’arret)</text:span></text:p>
      <text:p text:style-name="P13">... <text:s text:c="12"/>return 0</text:p>
      <text:p text:style-name="P14">... <text:s text:c="4"/>elif b==1:<text:span text:style-name="T1">(condition d’arret)</text:span></text:p>
      <text:p text:style-name="P13">... <text:s text:c="12"/>return a</text:p>
      <text:p text:style-name="P13">... <text:s text:c="4"/>else:</text:p>
      <text:p text:style-name="P13"><text:soft-page-break/>... <text:s text:c="12"/>return a+mult(a,b-1)</text:p>
      <text:p text:style-name="P13">... </text:p>
      <text:p text:style-name="P13">&gt;&gt;&gt; mult(3,2)</text:p>
      <text:p text:style-name="P13">6</text:p>
      <text:p text:style-name="P15"/>
      <text:p text:style-name="P16">ex3 :</text:p>
      <text:p text:style-name="P16">&gt;&gt;&gt; def somme(nb):</text:p>
      <text:p text:style-name="P17">... <text:s text:c="4"/>if nb==1:<text:span text:style-name="T1">(condition d’arret)</text:span></text:p>
      <text:p text:style-name="P16">... <text:s text:c="12"/>return 1</text:p>
      <text:p text:style-name="P16">... <text:s text:c="4"/>else:</text:p>
      <text:p text:style-name="P16">... <text:s text:c="12"/>return nb+somme(nb-1)</text:p>
      <text:p text:style-name="P16">... </text:p>
      <text:p text:style-name="P16">&gt;&gt;&gt; somme(3)</text:p>
      <text:p text:style-name="P16"/>
      <text:p text:style-name="P18">ex4 :</text:p>
      <text:p text:style-name="P18">&gt;&gt;&gt; def div(a,b):</text:p>
      <text:p text:style-name="P18">... <text:s text:c="4"/>if a==0:(condition d’arret)</text:p>
      <text:p text:style-name="P18">... <text:s text:c="12"/>return 0</text:p>
      <text:p text:style-name="P18">... <text:s text:c="4"/>else:</text:p>
      <text:p text:style-name="P18">... <text:s text:c="12"/>return div(a-b,b)+1</text:p>
      <text:p text:style-name="P18">... </text:p>
      <text:p text:style-name="P18">&gt;&gt;&gt; div(15,3)</text:p>
      <text:p text:style-name="P18">5</text:p>
      <text:p text:style-name="P18"/>
      <text:p text:style-name="P19">Exercice : écrire la fonction reverse(S) qui renvoi la chaîne de caractères renverser S . reverse est une fonction récursive.</text:p>
      <text:p text:style-name="P20"><text:span text:style-name="T2">def </text:span><text:span text:style-name="T6">reverse</text:span><text:span text:style-name="T9">(s):</text:span><text:line-break/><text:span text:style-name="T9"> <text:s text:c="3"/></text:span><text:span text:style-name="T2">if </text:span><text:span text:style-name="T9">(</text:span><text:span text:style-name="T14">len</text:span><text:span text:style-name="T9">(s))==</text:span><text:span text:style-name="T17">0</text:span><text:span text:style-name="T9">:</text:span><text:line-break/><text:span text:style-name="T9"> <text:s text:c="7"/></text:span><text:span text:style-name="T2">return </text:span><text:span text:style-name="T9">s</text:span><text:line-break/><text:span text:style-name="T9"> <text:s text:c="3"/></text:span><text:span text:style-name="T2">else</text:span><text:span text:style-name="T9">:</text:span><text:line-break/><text:span text:style-name="T9"> <text:s text:c="7"/></text:span><text:span text:style-name="T2">return </text:span><text:span text:style-name="T9">reverse(s[</text:span><text:span text:style-name="T17">1</text:span><text:span text:style-name="T9">:])+s[</text:span><text:span text:style-name="T17">0</text:span><text:span text:style-name="T9">]</text:span><text:line-break/><text:span text:style-name="T14">print</text:span><text:span text:style-name="T9">(reverse(</text:span><text:span text:style-name="T20">"labe"</text:span><text:span text:style-name="T9">))</text:span></text:p>
      <text:p text:style-name="P19"/>
      <text:p text:style-name="P19"/>
      <text:p text:style-name="P21">locals() : retourne les fonctions predefinies.</text:p>
      <text:p text:style-name="P21">Map : est une fonction qui prend en parametre une autre fonction definie.</text:p>
      <text:p text:style-name="P23">Syntaxe :map(fonction,liste)</text:p>
      <text:p text:style-name="P22"><text:span text:style-name="T2">def </text:span><text:span text:style-name="T6">carre</text:span><text:span text:style-name="T9">(x):</text:span><text:line-break/><text:span text:style-name="T9"> <text:s text:c="3"/></text:span><text:span text:style-name="T2">return </text:span><text:span text:style-name="T9">x*x</text:span><text:line-break/><text:line-break/><text:span text:style-name="T9">q = </text:span><text:span text:style-name="T14">map</text:span><text:span text:style-name="T9">(carre,[</text:span><text:span text:style-name="T17">4</text:span><text:span text:style-name="T9">,</text:span><text:span text:style-name="T17">6</text:span><text:span text:style-name="T9">,</text:span><text:span text:style-name="T17">7</text:span><text:span text:style-name="T9">])</text:span><text:line-break/><text:span text:style-name="T14">print</text:span><text:span text:style-name="T9">(q)</text:span></text:p>
      <text:p text:style-name="P21"/>
      <text:p text:style-name="P23">Nb : rappel au prof pour la vérification de ça</text:p>
      <text:p text:style-name="P21"><text:s/></text:p>
      <text:p text:style-name="P24">Ex : cet exemple permet d’executer des instruction en utilisant le principe de la fonction map en remplaçant map par une autre fonction predifinie.</text:p>
      <text:p text:style-name="P24"/>
      <text:p text:style-name="P25"><text:bookmark text:name="__DdeLink__115_1257366853"/><text:span text:style-name="T2">def </text:span><text:span text:style-name="T6">carre</text:span><text:span text:style-name="T9">(x):</text:span><text:line-break/><text:span text:style-name="T9"> <text:s text:c="2"/></text:span><text:span text:style-name="T2">return </text:span><text:span text:style-name="T9">x*x</text:span><text:line-break/><text:span text:style-name="T2">def </text:span><text:span text:style-name="T6">lmap</text:span><text:span text:style-name="T9">(fonct,list):</text:span><text:line-break/><text:span text:style-name="T9"> <text:s text:c="2"/></text:span><text:span text:style-name="T2">return </text:span><text:span text:style-name="T9">[fonct(i) </text:span><text:span text:style-name="T2">for </text:span><text:span text:style-name="T9">i </text:span><text:span text:style-name="T2">in </text:span><text:span text:style-name="T9">list]</text:span><text:line-break/><text:line-break/><text:span text:style-name="T9">liste=[</text:span><text:span text:style-name="T17">3</text:span><text:span text:style-name="T9">,</text:span><text:span text:style-name="T17">5</text:span><text:span text:style-name="T9">,</text:span><text:span text:style-name="T17">6</text:span><text:span text:style-name="T9">]</text:span><text:line-break/><text:span text:style-name="T9">lmap(carre,liste)</text:span></text:p>
      <text:p text:style-name="P26"><text:soft-page-break/>REPL : Read Eval Print Loop</text:p>
      <text:p text:style-name="P26"/>
      <text:p text:style-name="P26">l’interpreteur python :</text:p>
      <text:p text:style-name="P27"><text:span text:style-name="T2">while True</text:span><text:span text:style-name="T9">:</text:span><text:line-break/><text:span text:style-name="T9"> <text:s text:c="3"/>entrer = </text:span><text:span text:style-name="T14">input</text:span><text:span text:style-name="T9">(</text:span><text:span text:style-name="T20">"&gt;&gt;&gt; "</text:span><text:span text:style-name="T9">)</text:span><text:line-break/><text:span text:style-name="T9"> <text:s text:c="3"/>entrer = </text:span><text:span text:style-name="T14">eval</text:span><text:span text:style-name="T9">(entrer)</text:span><text:line-break/><text:span text:style-name="T9"> <text:s text:c="3"/></text:span><text:span text:style-name="T14">print</text:span><text:span text:style-name="T9">(entrer)</text:span></text:p>
      <text:p text:style-name="P26"/>
      <text:p text:style-name="P28">Equation du second degré :</text:p>
      <text:p text:style-name="P29"><text:span text:style-name="T2">import <text:s/></text:span><text:span text:style-name="T9">math</text:span><text:line-break/><text:span text:style-name="T9">a=</text:span><text:span text:style-name="T14">input</text:span><text:span text:style-name="T9">(</text:span><text:span text:style-name="T20">"donner le coefficient de a: "</text:span><text:span text:style-name="T9">)</text:span><text:line-break/><text:span text:style-name="T9">b=</text:span><text:span text:style-name="T14">input</text:span><text:span text:style-name="T9">(</text:span><text:span text:style-name="T20">"donner le coefficient de b: "</text:span><text:span text:style-name="T9">)</text:span><text:line-break/><text:span text:style-name="T9">c=</text:span><text:span text:style-name="T14">input</text:span><text:span text:style-name="T9">(</text:span><text:span text:style-name="T20">"donner le coefficient de c: "</text:span><text:span text:style-name="T9">)</text:span><text:line-break/><text:line-break/><text:span text:style-name="T9">a,b,c = </text:span><text:span text:style-name="T14">int</text:span><text:span text:style-name="T9">(a),</text:span><text:span text:style-name="T14">int</text:span><text:span text:style-name="T9">(b),</text:span><text:span text:style-name="T14">int</text:span><text:span text:style-name="T9">(c)</text:span><text:line-break/><text:line-break/><text:span text:style-name="T9">delta = b*b-</text:span><text:span text:style-name="T17">4</text:span><text:span text:style-name="T9">*a*c</text:span><text:line-break/><text:span text:style-name="T2">if </text:span><text:span text:style-name="T9">delta &gt; </text:span><text:span text:style-name="T17">0</text:span><text:span text:style-name="T9">:</text:span><text:line-break/><text:span text:style-name="T9"> <text:s text:c="3"/>x1=-b/</text:span><text:span text:style-name="T17">2</text:span><text:span text:style-name="T9">*a</text:span><text:line-break/><text:span text:style-name="T9"> <text:s text:c="3"/></text:span><text:span text:style-name="T14">print</text:span><text:span text:style-name="T9">(</text:span><text:span text:style-name="T20">'la solution est unique:'</text:span><text:span text:style-name="T9">,x1)</text:span><text:line-break/><text:span text:style-name="T2">elif </text:span><text:span text:style-name="T9">delta==</text:span><text:span text:style-name="T17">0</text:span><text:span text:style-name="T9">:</text:span><text:line-break/><text:span text:style-name="T9"> <text:s text:c="3"/>x1=(-b+math.sqrt(delta))/</text:span><text:span text:style-name="T17">2</text:span><text:span text:style-name="T9">*a</text:span><text:line-break/><text:span text:style-name="T9"> <text:s text:c="3"/>x2=(-b-math.sqrt(delta))/</text:span><text:span text:style-name="T17">2</text:span><text:span text:style-name="T9">*a</text:span><text:line-break/><text:span text:style-name="T9"> <text:s text:c="3"/></text:span><text:span text:style-name="T14">print</text:span><text:span text:style-name="T9">(</text:span><text:span text:style-name="T20">"X1="</text:span><text:span text:style-name="T9">,x1)</text:span><text:line-break/><text:span text:style-name="T9"> <text:s text:c="3"/></text:span><text:span text:style-name="T14">print</text:span><text:span text:style-name="T9">(</text:span><text:span text:style-name="T20">"X2="</text:span><text:span text:style-name="T9">,x2)</text:span><text:line-break/><text:span text:style-name="T2">else</text:span><text:span text:style-name="T9">:</text:span><text:line-break/><text:span text:style-name="T9"> <text:s text:c="3"/></text:span><text:span text:style-name="T14">print</text:span><text:span text:style-name="T9">(</text:span><text:span text:style-name="T20">"pas de solution dans R"</text:span><text:span text:style-name="T9">)</text:span></text:p>
      <text:p text:style-name="P28"/>
      <text:p text:style-name="P33">etoiles1</text:p>
      <text:p text:style-name="P30">1 <text:s/>*</text:p>
      <text:p text:style-name="P30">2 <text:s/>**</text:p>
      <text:p text:style-name="P30">3 <text:s/>***</text:p>
      <text:p text:style-name="P30">4 <text:s/>****</text:p>
      <text:p text:style-name="P30">5 <text:s/>*****</text:p>
      <text:p text:style-name="P31"><text:span text:style-name="T9">a=</text:span><text:span text:style-name="T14">int</text:span><text:span text:style-name="T9">(</text:span><text:span text:style-name="T14">input</text:span><text:span text:style-name="T9">(</text:span><text:span text:style-name="T20">"Donner un nombre"</text:span><text:span text:style-name="T9">))</text:span><text:line-break/><text:span text:style-name="T2">for </text:span><text:span text:style-name="T9">i </text:span><text:span text:style-name="T2">in </text:span><text:span text:style-name="T14">range</text:span><text:span text:style-name="T9">(</text:span><text:span text:style-name="T17">1</text:span><text:span text:style-name="T9">,a+</text:span><text:span text:style-name="T17">1</text:span><text:span text:style-name="T9">):</text:span><text:line-break/><text:span text:style-name="T9"> <text:s text:c="3"/></text:span><text:span text:style-name="T14">print</text:span><text:span text:style-name="T9">(i,</text:span><text:span text:style-name="T20">" "</text:span><text:span text:style-name="T9">, </text:span><text:span text:style-name="T22">end</text:span><text:span text:style-name="T9">=</text:span><text:span text:style-name="T20">""</text:span><text:span text:style-name="T9">)</text:span><text:line-break/><text:span text:style-name="T9"> <text:s text:c="3"/></text:span><text:span text:style-name="T2">for </text:span><text:span text:style-name="T9">j </text:span><text:span text:style-name="T2">in </text:span><text:span text:style-name="T14">range</text:span><text:span text:style-name="T9">(i):</text:span><text:line-break/><text:span text:style-name="T9"> <text:s text:c="7"/></text:span><text:span text:style-name="T14">print</text:span><text:span text:style-name="T9">(</text:span><text:span text:style-name="T20">"*"</text:span><text:span text:style-name="T9">,</text:span><text:span text:style-name="T22">end</text:span><text:span text:style-name="T9">=</text:span><text:span text:style-name="T20">""</text:span><text:span text:style-name="T9">)</text:span><text:line-break/><text:span text:style-name="T9"> <text:s text:c="3"/></text:span><text:span text:style-name="T14">print</text:span><text:span text:style-name="T9">(</text:span><text:span text:style-name="T20">""</text:span><text:span text:style-name="T9">)</text:span></text:p>
      <text:p text:style-name="P30"/>
      <text:p text:style-name="P30"/>
      <text:p text:style-name="P30">etoiles<text:span text:style-name="T23">2</text:span> :</text:p>
      <text:p text:style-name="P30">Donner un nombre entier5</text:p>
      <text:p text:style-name="P30"><text:s text:c="4"/>*</text:p>
      <text:p text:style-name="P30"><text:s text:c="3"/>***</text:p>
      <text:p text:style-name="P30"><text:s text:c="2"/>*****</text:p>
      <text:p text:style-name="P30"><text:s/>*******</text:p>
      <text:p text:style-name="P30">*********</text:p>
      <text:p text:style-name="P31"><text:bookmark-start text:name="__DdeLink__5614_1959370913"/><text:span text:style-name="T9">entrer = </text:span><text:span text:style-name="T14">int</text:span><text:span text:style-name="T9">(</text:span><text:span text:style-name="T14">input</text:span><text:span text:style-name="T9">(</text:span><text:span text:style-name="T20">"Donner un nombre entier"</text:span><text:span text:style-name="T9">))</text:span><text:line-break/><text:span text:style-name="T2">for </text:span><text:span text:style-name="T9">i </text:span><text:span text:style-name="T2">in </text:span><text:span text:style-name="T14">range</text:span><text:span text:style-name="T9">(entrer):</text:span><text:line-break/><text:span text:style-name="T9"> <text:s text:c="3"/></text:span><text:span text:style-name="T14">print</text:span><text:span text:style-name="T9">((entrer-i-</text:span><text:span text:style-name="T17">1</text:span><text:span text:style-name="T9">)*</text:span><text:span text:style-name="T20">" "</text:span><text:span text:style-name="T9">, </text:span><text:span text:style-name="T22">end</text:span><text:span text:style-name="T9">=</text:span><text:span text:style-name="T20">""</text:span><text:span text:style-name="T9">)</text:span><text:line-break/><text:span text:style-name="T9"> <text:s text:c="3"/></text:span><text:span text:style-name="T14">print</text:span><text:span text:style-name="T9">(((</text:span><text:span text:style-name="T17">2</text:span><text:span text:style-name="T9">*i)+</text:span><text:span text:style-name="T17">1</text:span><text:span text:style-name="T9">)*</text:span><text:span text:style-name="T20">"*"</text:span><text:span text:style-name="T9">)</text:span><text:bookmark-end text:name="__DdeLink__5614_1959370913"/></text:p>
      <text:p text:style-name="P30"/>
      <text:p text:style-name="P30">exo7 :</text:p>
      <text:p text:style-name="P90">sans utiliser les fonctions predefinis eval ou int donc il faut ecrire les instructions suivantes :<text:line-break/></text:p>
      <text:p text:style-name="P59"><text:soft-page-break/></text:p>
      <text:p text:style-name="P91"><text:span text:style-name="T9"><text:s text:c="4"/>return res</text:span><text:line-break/><text:span text:style-name="T9"> <text:s text:c="7"/></text:span><text:span text:style-name="T2">return </text:span><text:span text:style-name="T17">2</text:span><text:line-break/><text:span text:style-name="T17"> <text:s text:c="3"/></text:span><text:span text:style-name="T2">elif </text:span><text:span text:style-name="T9">a==</text:span><text:span text:style-name="T20">'3'</text:span><text:span text:style-name="T9">:</text:span><text:line-break/><text:span text:style-name="T9"> <text:s text:c="7"/></text:span><text:span text:style-name="T2">return </text:span><text:span text:style-name="T17">3</text:span><text:line-break/><text:span text:style-name="T17"> <text:s text:c="3"/></text:span><text:span text:style-name="T2">elif </text:span><text:span text:style-name="T9">a==</text:span><text:span text:style-name="T20">'4'</text:span><text:span text:style-name="T9">:</text:span><text:line-break/><text:span text:style-name="T9"> <text:s text:c="7"/></text:span><text:span text:style-name="T2">return </text:span><text:span text:style-name="T17">4</text:span><text:line-break/><text:span text:style-name="T17"> <text:s text:c="3"/></text:span><text:span text:style-name="T2">elif </text:span><text:span text:style-name="T9">a==</text:span><text:span text:style-name="T20">'5'</text:span><text:span text:style-name="T9">:</text:span><text:line-break/><text:span text:style-name="T9"> <text:s text:c="7"/></text:span><text:span text:style-name="T2">return </text:span><text:span text:style-name="T17">5</text:span><text:line-break/><text:span text:style-name="T17"> <text:s text:c="3"/></text:span><text:span text:style-name="T2">elif </text:span><text:span text:style-name="T9">a==</text:span><text:span text:style-name="T20">'6'</text:span><text:span text:style-name="T9">:</text:span><text:line-break/><text:span text:style-name="T9"> <text:s text:c="7"/></text:span><text:span text:style-name="T2">return </text:span><text:span text:style-name="T17">6</text:span><text:line-break/><text:span text:style-name="T17"> <text:s text:c="3"/></text:span><text:span text:style-name="T2">elif </text:span><text:span text:style-name="T9">a==</text:span><text:span text:style-name="T20">'7'</text:span><text:span text:style-name="T9">:</text:span><text:line-break/><text:span text:style-name="T9"> <text:s text:c="7"/></text:span><text:span text:style-name="T2">return </text:span><text:span text:style-name="T17">7</text:span><text:line-break/><text:span text:style-name="T17"> <text:s text:c="3"/></text:span><text:span text:style-name="T2">elif </text:span><text:span text:style-name="T9">a==</text:span><text:span text:style-name="T20">'8'</text:span><text:span text:style-name="T9">:</text:span><text:line-break/><text:span text:style-name="T9"> <text:s text:c="7"/></text:span><text:span text:style-name="T2">return </text:span><text:span text:style-name="T17">8</text:span><text:line-break/><text:span text:style-name="T17"> <text:s text:c="3"/></text:span><text:span text:style-name="T2">elif </text:span><text:span text:style-name="T9">a==</text:span><text:span text:style-name="T20">'9'</text:span><text:span text:style-name="T9">:</text:span><text:line-break/><text:span text:style-name="T9"> <text:s text:c="7"/></text:span><text:span text:style-name="T2">return </text:span><text:span text:style-name="T17">9</text:span><text:line-break/><text:line-break/><text:span text:style-name="T2">def </text:span><text:span text:style-name="T6">entier</text:span><text:span text:style-name="T9">(x):</text:span><text:line-break/><text:span text:style-name="T9"> <text:s text:c="3"/>res=</text:span><text:span text:style-name="T17">0</text:span><text:line-break/><text:span text:style-name="T17"> <text:s text:c="3"/></text:span><text:span text:style-name="T9">j=</text:span><text:span text:style-name="T17">0</text:span><text:line-break/><text:span text:style-name="T17"> <text:s text:c="3"/></text:span><text:span text:style-name="T9">taille = </text:span><text:span text:style-name="T14">len</text:span><text:span text:style-name="T9">(x)</text:span><text:line-break/><text:span text:style-name="T9"> <text:s text:c="3"/></text:span><text:span text:style-name="T2">for </text:span><text:span text:style-name="T9">i </text:span><text:span text:style-name="T2">in </text:span><text:span text:style-name="T9">x:</text:span><text:line-break/><text:span text:style-name="T9"> <text:s text:c="7"/>res+= chiffre(i)*</text:span><text:span text:style-name="T17">10</text:span><text:span text:style-name="T9">**(taille-j-</text:span><text:span text:style-name="T17">1</text:span><text:span text:style-name="T9">)</text:span><text:line-break/><text:span text:style-name="T9"> <text:s text:c="7"/>j+=</text:span><text:span text:style-name="T17">1</text:span><text:line-break/><text:span text:style-name="T17"> <text:s text:c="3"/></text:span><text:span text:style-name="T2">return </text:span><text:span text:style-name="T9">res</text:span><text:line-break/><text:span text:style-name="T14">print</text:span><text:span text:style-name="T9">(entier(</text:span><text:span text:style-name="T20">"130"</text:span><text:span text:style-name="T9">))</text:span><text:line-break/></text:p>
      <text:p text:style-name="P32"/>
      <text:p text:style-name="P34">les etapes a suivre pour ecrire une fonction recursive :</text:p>
      <text:list xml:id="list1347824798" text:style-name="L1">
        <text:list-item>
          <text:p text:style-name="P84">exemple</text:p>
        </text:list-item>
        <text:list-item>
          <text:p text:style-name="P84">generalisation(boucle)</text:p>
        </text:list-item>
        <text:list-item>
          <text:p text:style-name="P84">verifier que la generalisation est bonne</text:p>
        </text:list-item>
        <text:list-item>
          <text:p text:style-name="P84">ecrire la fonction recursive</text:p>
        </text:list-item>
      </text:list>
      <text:list xml:id="list404423585" text:style-name="L2">
        <text:list-item>
          <text:p text:style-name="P85">condition d’arret</text:p>
        </text:list-item>
        <text:list-item>
          <text:p text:style-name="P85">boucle</text:p>
        </text:list-item>
      </text:list>
      <text:p text:style-name="P36">NB : on peut écrire toute fonction récursive comme une boucle for ou while.</text:p>
      <text:p text:style-name="P35">exo3 :</text:p>
      <text:p text:style-name="P36">ecrire une fonction récursive taille(l) qui renvoie la taille de la liste l passé en parametre .</text:p>
      <text:p text:style-name="P37"><text:span text:style-name="T2">def </text:span><text:span text:style-name="T6">taille</text:span><text:span text:style-name="T9">(n):</text:span><text:line-break/><text:span text:style-name="T9"> <text:s text:c="2"/></text:span><text:span text:style-name="T2">if </text:span><text:span text:style-name="T9">n==</text:span><text:span text:style-name="T20">""</text:span><text:span text:style-name="T9">:</text:span><text:line-break/><text:span text:style-name="T9"> <text:s text:c="7"/></text:span><text:span text:style-name="T2">return </text:span><text:span text:style-name="T17">0</text:span><text:line-break/><text:span text:style-name="T17"> <text:s text:c="2"/></text:span><text:span text:style-name="T2">else</text:span><text:span text:style-name="T9">:</text:span><text:line-break/><text:span text:style-name="T9"> <text:s text:c="7"/></text:span><text:span text:style-name="T2">return </text:span><text:span text:style-name="T17">1</text:span><text:span text:style-name="T9">+taille(n[</text:span><text:span text:style-name="T17">1</text:span><text:span text:style-name="T9">:])</text:span><text:line-break/><text:span text:style-name="T9">a=taille(</text:span><text:span text:style-name="T20">"labe"</text:span><text:span text:style-name="T9">)</text:span><text:line-break/><text:span text:style-name="T14">print</text:span><text:span text:style-name="T9">(a)</text:span></text:p>
      <text:p text:style-name="P36"/>
      <text:p text:style-name="P36">exo4 :</text:p>
      <text:p text:style-name="P38">palindrommes :</text:p>
      <text:p text:style-name="P38">methode1 :<text:span text:style-name="T24">sans recursitvité</text:span></text:p>
      <text:p text:style-name="P38"/>
      <text:p text:style-name="P39"><text:span text:style-name="T2">def </text:span><text:span text:style-name="T6">palendrom</text:span><text:span text:style-name="T9">(ch):</text:span><text:line-break/><text:span text:style-name="T9"> <text:s text:c="3"/>l = </text:span><text:span text:style-name="T14">len</text:span><text:span text:style-name="T9">(ch)</text:span><text:line-break/><text:span text:style-name="T9"> <text:s text:c="3"/></text:span><text:span text:style-name="T2">for </text:span><text:span text:style-name="T9">i </text:span><text:span text:style-name="T2">in </text:span><text:span text:style-name="T14">range</text:span><text:span text:style-name="T9">(l//</text:span><text:span text:style-name="T17">2</text:span><text:span text:style-name="T9">):</text:span><text:line-break/><text:span text:style-name="T9"> <text:s text:c="7"/></text:span><text:span text:style-name="T2">if </text:span><text:span text:style-name="T9">ch[i]!=ch[l-</text:span><text:span text:style-name="T17">1</text:span><text:span text:style-name="T9">-i]:</text:span><text:line-break/><text:span text:style-name="T9"> <text:s text:c="11"/></text:span><text:span text:style-name="T2">return False</text:span><text:line-break/><text:span text:style-name="T2"> <text:s text:c="3"/>return True</text:span><text:line-break/><text:span text:style-name="T9">a = palendrom(</text:span><text:span text:style-name="T20">"djouma"</text:span><text:span text:style-name="T9">)</text:span><text:line-break/><text:span text:style-name="T14">print</text:span><text:span text:style-name="T9">(a)</text:span></text:p>
      <text:p text:style-name="P38"><text:soft-page-break/></text:p>
      <text:p text:style-name="P38">methode2 :<text:span text:style-name="T24">avec recursivité</text:span></text:p>
      <text:p text:style-name="P39"><text:span text:style-name="T2">def </text:span><text:span text:style-name="T6">palendrom</text:span><text:span text:style-name="T9">(ch):</text:span><text:line-break/><text:span text:style-name="T9"> <text:s text:c="3"/></text:span><text:span text:style-name="T2">if </text:span><text:span text:style-name="T14">len</text:span><text:span text:style-name="T9">(ch)==</text:span><text:span text:style-name="T17">0 </text:span><text:span text:style-name="T2">or </text:span><text:span text:style-name="T14">len</text:span><text:span text:style-name="T9">(ch)==</text:span><text:span text:style-name="T17">1</text:span><text:span text:style-name="T9">:</text:span><text:line-break/><text:span text:style-name="T9"> <text:s text:c="7"/></text:span><text:span text:style-name="T2">return True</text:span><text:line-break/><text:span text:style-name="T2"> <text:s text:c="3"/>else</text:span><text:span text:style-name="T9">:</text:span><text:line-break/><text:span text:style-name="T9"> <text:s text:c="7"/></text:span><text:span text:style-name="T2">return </text:span><text:span text:style-name="T9">(ch[</text:span><text:span text:style-name="T17">0</text:span><text:span text:style-name="T9">]==ch[-</text:span><text:span text:style-name="T17">1</text:span><text:span text:style-name="T9">]) </text:span><text:span text:style-name="T2">and </text:span><text:span text:style-name="T9">palendrom(ch[</text:span><text:span text:style-name="T17">1</text:span><text:span text:style-name="T9">:-</text:span><text:span text:style-name="T17">1</text:span><text:span text:style-name="T9">])</text:span><text:line-break/><text:line-break/><text:span text:style-name="T9">b=palendrom(</text:span><text:span text:style-name="T20">"ana"</text:span><text:span text:style-name="T9">)</text:span><text:line-break/><text:span text:style-name="T14">print</text:span><text:span text:style-name="T9">(b)</text:span></text:p>
      <text:p text:style-name="P38"/>
      <text:p text:style-name="P40">Exo5 :</text:p>
      <text:p text:style-name="P41">Ecrire une fonction qui prend en parametre n et renvoie la valeur de la formule suivante :</text:p>
      <text:p text:style-name="P42"><text:span text:style-name="T2">def </text:span><text:span text:style-name="T6">double_some</text:span><text:span text:style-name="T9">(n):</text:span><text:line-break/><text:span text:style-name="T9"> <text:s text:c="3"/>somme=</text:span><text:span text:style-name="T17">0</text:span><text:line-break/><text:span text:style-name="T17"> <text:s text:c="3"/></text:span><text:span text:style-name="T2">for </text:span><text:span text:style-name="T9">k </text:span><text:span text:style-name="T2">in </text:span><text:span text:style-name="T14">range</text:span><text:span text:style-name="T9">(</text:span><text:span text:style-name="T17">1</text:span><text:span text:style-name="T9">,n+</text:span><text:span text:style-name="T17">1</text:span><text:span text:style-name="T9">):</text:span><text:line-break/><text:span text:style-name="T9"> <text:s text:c="7"/></text:span><text:span text:style-name="T2">for </text:span><text:span text:style-name="T9">i </text:span><text:span text:style-name="T2">in </text:span><text:span text:style-name="T14">range</text:span><text:span text:style-name="T9">(k,n+</text:span><text:span text:style-name="T17">1</text:span><text:span text:style-name="T9">):</text:span><text:line-break/><text:span text:style-name="T9"> <text:s text:c="11"/>somme+=(k+i)**</text:span><text:span text:style-name="T17">2</text:span><text:line-break/><text:span text:style-name="T17"> <text:s text:c="3"/></text:span><text:span text:style-name="T2">return </text:span><text:span text:style-name="T9">somme</text:span><text:line-break/><text:span text:style-name="T9">a=double_some(</text:span><text:span text:style-name="T17">6</text:span><text:span text:style-name="T9">)</text:span><text:line-break/><text:span text:style-name="T14">print</text:span><text:span text:style-name="T9">(a)</text:span></text:p>
      <text:p text:style-name="P41"/>
      <text:p text:style-name="P41">exo10 :</text:p>
      <text:p text:style-name="P43">mehode1 : <text:span text:style-name="T31">sans recursivité</text:span></text:p>
      <text:p text:style-name="P44"><text:bookmark-start text:name="__DdeLink__4917_2787258368"/><text:span text:style-name="T2">def </text:span><text:span text:style-name="T6">exist_list</text:span><text:span text:style-name="T9">(val,list):</text:span><text:line-break/><text:span text:style-name="T9"> <text:s text:c="3"/></text:span><text:span text:style-name="T2">for </text:span><text:span text:style-name="T9">i </text:span><text:span text:style-name="T2">in </text:span><text:span text:style-name="T9">list:</text:span><text:line-break/><text:span text:style-name="T9"> <text:s text:c="7"/></text:span><text:span text:style-name="T2">if </text:span><text:span text:style-name="T9">i!=val:</text:span><text:line-break/><text:span text:style-name="T9"> <text:s text:c="11"/></text:span><text:span text:style-name="T2">return True</text:span><text:line-break/><text:span text:style-name="T2"> <text:s text:c="3"/>return False</text:span><text:line-break/><text:line-break/><text:span text:style-name="T9">lst=[</text:span><text:span text:style-name="T17">3</text:span><text:span text:style-name="T9">,</text:span><text:span text:style-name="T17">6</text:span><text:span text:style-name="T9">,</text:span><text:span text:style-name="T17">7</text:span><text:span text:style-name="T9">]</text:span><text:line-break/><text:span text:style-name="T9">a=exist_list(</text:span><text:span text:style-name="T17">7</text:span><text:span text:style-name="T9">,lst)</text:span><text:line-break/><text:span text:style-name="T14">print</text:span><text:span text:style-name="T9">(a)</text:span><text:bookmark-end text:name="__DdeLink__4917_2787258368"/></text:p>
      <text:p text:style-name="P43"/>
      <text:p text:style-name="P43">methode2 :<text:span text:style-name="T31">sans recursivité</text:span></text:p>
      <text:p text:style-name="P44"><text:span text:style-name="T2">def </text:span><text:span text:style-name="T6">exist_list</text:span><text:span text:style-name="T9">(val,list):</text:span><text:line-break/><text:span text:style-name="T9"> <text:s text:c="3"/>debut=</text:span><text:span text:style-name="T17">0</text:span><text:line-break/><text:span text:style-name="T17"> <text:s text:c="3"/></text:span><text:span text:style-name="T9">fin=</text:span><text:span text:style-name="T14">len</text:span><text:span text:style-name="T9">(list)-</text:span><text:span text:style-name="T17">1</text:span><text:line-break/><text:span text:style-name="T17"> <text:s text:c="3"/></text:span><text:span text:style-name="T2">while </text:span><text:span text:style-name="T9">debut &lt; fin:</text:span><text:line-break/><text:span text:style-name="T9"> <text:s text:c="7"/>m = </text:span><text:span text:style-name="T14">len</text:span><text:span text:style-name="T9">(list) // </text:span><text:span text:style-name="T17">2</text:span><text:line-break/><text:span text:style-name="T17"> <text:s text:c="7"/></text:span><text:span text:style-name="T2">if </text:span><text:span text:style-name="T9">val == list[m]:</text:span><text:line-break/><text:span text:style-name="T9"> <text:s text:c="11"/></text:span><text:span text:style-name="T2">return True</text:span><text:line-break/><text:span text:style-name="T2"> <text:s text:c="7"/>elif </text:span><text:span text:style-name="T9">list[m]&lt;val:</text:span><text:line-break/><text:span text:style-name="T9"> <text:s text:c="11"/></text:span><text:span text:style-name="T25">debut</text:span><text:span text:style-name="T9">=m+</text:span><text:span text:style-name="T17">1</text:span><text:line-break/><text:span text:style-name="T17"> <text:s text:c="7"/></text:span><text:span text:style-name="T2">else</text:span><text:span text:style-name="T9">:</text:span><text:line-break/><text:span text:style-name="T9"> <text:s text:c="11"/></text:span><text:span text:style-name="T25">fin</text:span><text:span text:style-name="T9">=m-</text:span><text:span text:style-name="T17">1</text:span><text:line-break/><text:span text:style-name="T17"> <text:s text:c="7"/></text:span><text:span text:style-name="T2">return False</text:span><text:line-break/><text:span text:style-name="T9">lst=[</text:span><text:span text:style-name="T17">3</text:span><text:span text:style-name="T9">,</text:span><text:span text:style-name="T17">7</text:span><text:span text:style-name="T9">,</text:span><text:span text:style-name="T17">9</text:span><text:span text:style-name="T9">]</text:span><text:line-break/><text:span text:style-name="T9">a=exist_list(</text:span><text:span text:style-name="T17">7</text:span><text:span text:style-name="T9">,lst)</text:span><text:line-break/><text:span text:style-name="T14">print</text:span><text:span text:style-name="T9">(a)</text:span></text:p>
      <text:p text:style-name="P60"/>
      <text:p text:style-name="P43"><text:s/></text:p>
      <text:p text:style-name="P65">methode3:avec recursivité</text:p>
      <text:p text:style-name="P66"><text:span text:style-name="T2">def </text:span><text:span text:style-name="T6">verifie</text:span><text:span text:style-name="T9">(val,liste):</text:span><text:line-break/><text:span text:style-name="T9"> <text:s text:c="3"/></text:span><text:span text:style-name="T2">if </text:span><text:span text:style-name="T9">liste==[]:</text:span><text:line-break/><text:span text:style-name="T9"> <text:s text:c="7"/></text:span><text:span text:style-name="T2">return False</text:span><text:line-break/><text:span text:style-name="T2"> <text:s text:c="3"/>else</text:span><text:span text:style-name="T9">:</text:span><text:line-break/><text:span text:style-name="T9"> <text:s text:c="7"/></text:span><text:span text:style-name="T2">return </text:span><text:span text:style-name="T9">val==liste[</text:span><text:span text:style-name="T17">0</text:span><text:span text:style-name="T9">] </text:span><text:span text:style-name="T2">or </text:span><text:span text:style-name="T9">verifie(val,liste[</text:span><text:span text:style-name="T17">1</text:span><text:span text:style-name="T9">:])</text:span><text:line-break/><text:span text:style-name="T14">print</text:span><text:span text:style-name="T9">(verifie(</text:span><text:span text:style-name="T17">5</text:span><text:span text:style-name="T9">,[</text:span><text:span text:style-name="T17">3</text:span><text:span text:style-name="T9">,</text:span><text:span text:style-name="T17">6</text:span><text:span text:style-name="T9">,</text:span><text:span text:style-name="T17">8</text:span><text:span text:style-name="T9">,</text:span><text:span text:style-name="T17">5</text:span><text:span text:style-name="T9">]))</text:span></text:p>
      <text:p text:style-name="P65"><text:soft-page-break/></text:p>
      <text:p text:style-name="P45">Programmation Orienté Objet :</text:p>
      <text:p text:style-name="P45">une classe : est une entité qui a des propriétés et méthodes.</text:p>
      <text:p text:style-name="P45">Paradigme de programmation : c’est la manier de programmer :(structurer:C,fonctionnelle:lisp,ligique:prolog)</text:p>
      <text:p text:style-name="P46">NB : en python par défaut tout est publique.</text:p>
      <text:p text:style-name="P47">Les variable de classe s’obtient avec le nom de la classe.</text:p>
      <text:p text:style-name="P47">Les variables des objets s’obtient avec les nom des objets.</text:p>
      <text:p text:style-name="P48">Pour rendre un attribut privé on le precede par(__nom_attribut)</text:p>
      <text:p text:style-name="P49">pour l’inialiser on met self.__nom_attribut=valeur ;</text:p>
      <text:p text:style-name="P50">l’heritage :</text:p>
      <text:p text:style-name="P63"/>
      <text:p text:style-name="P51"><text:span text:style-name="T3">class </text:span><text:span text:style-name="T10">rectangle:</text:span><text:span text:style-name="T26"><text:line-break/></text:span><text:span text:style-name="T10"> <text:s text:c="3"/></text:span><text:span text:style-name="T3">def </text:span><text:span text:style-name="T28">__init__</text:span><text:span text:style-name="T10">(</text:span><text:span text:style-name="T30">self</text:span><text:span text:style-name="T10">,lo,la):</text:span><text:span text:style-name="T26"><text:line-break/></text:span><text:span text:style-name="T10"> <text:s text:c="7"/></text:span><text:span text:style-name="T30">self</text:span><text:span text:style-name="T10">.longeur=lo</text:span><text:span text:style-name="T26"><text:line-break/></text:span><text:span text:style-name="T10"> <text:s text:c="7"/></text:span><text:span text:style-name="T30">self</text:span><text:span text:style-name="T10">.largeur=la</text:span><text:span text:style-name="T26"><text:line-break/></text:span><text:span text:style-name="T3">class </text:span><text:span text:style-name="T10">carre(rectangle):</text:span><text:span text:style-name="T26"><text:line-break/></text:span><text:span text:style-name="T10"> <text:s text:c="3"/></text:span><text:span text:style-name="T3">def </text:span><text:span text:style-name="T28">__init__</text:span><text:span text:style-name="T10">(</text:span><text:span text:style-name="T30">self</text:span><text:span text:style-name="T10">,cote):</text:span><text:span text:style-name="T26"><text:line-break/></text:span><text:span text:style-name="T10"> <text:s text:c="7"/>rectangle.</text:span><text:span text:style-name="T28">__init__</text:span><text:span text:style-name="T10">(</text:span><text:span text:style-name="T30">self</text:span><text:span text:style-name="T10">,cote,cote)</text:span><text:span text:style-name="T26"><text:line-break/></text:span><text:span text:style-name="T10"> <text:s text:c="3"/></text:span><text:span text:style-name="T3">def </text:span><text:span text:style-name="T7">getCote</text:span><text:span text:style-name="T10">(</text:span><text:span text:style-name="T30">self</text:span><text:span text:style-name="T10">):</text:span><text:span text:style-name="T26"><text:line-break/></text:span><text:span text:style-name="T10"> <text:s text:c="7"/></text:span><text:span text:style-name="T3">return </text:span><text:span text:style-name="T30">self</text:span><text:span text:style-name="T10">.longeur</text:span><text:span text:style-name="T26"><text:line-break/></text:span><text:span text:style-name="T10"> <text:s text:c="3"/></text:span><text:span text:style-name="T3">def </text:span><text:span text:style-name="T7">setCote</text:span><text:span text:style-name="T10">(</text:span><text:span text:style-name="T30">self</text:span><text:span text:style-name="T10">,l):</text:span><text:span text:style-name="T26"><text:line-break/></text:span><text:span text:style-name="T10"> <text:s text:c="7"/></text:span><text:span text:style-name="T30">self</text:span><text:span text:style-name="T10">.longeur=l</text:span><text:span text:style-name="T26"><text:line-break/></text:span><text:span text:style-name="T10"> <text:s text:c="7"/></text:span><text:span text:style-name="T30">self</text:span><text:span text:style-name="T10">.largeur=l</text:span><text:span text:style-name="T26"><text:line-break/></text:span><text:span text:style-name="T10">c</text:span><text:span text:style-name="T9">care=carre(</text:span><text:span text:style-name="T17">8</text:span><text:span text:style-name="T9">).getCote()</text:span><text:span text:style-name="T26"><text:line-break/></text:span><text:span text:style-name="T15">print</text:span><text:span text:style-name="T10">(care)</text:span><text:span text:style-name="T26"><text:line-break/></text:span></text:p>
      <text:p text:style-name="P50"/>
      <text:p text:style-name="P52">surchage de méthode en python est : __str__(self) : qui retourne une chaine de caractères</text:p>
      <text:p text:style-name="P53"><text:span text:style-name="T2">class </text:span><text:span text:style-name="T9">labe:</text:span><text:line-break/><text:span text:style-name="T9"> <text:s text:c="3"/></text:span><text:span text:style-name="T2">def </text:span><text:span text:style-name="T27">__init__</text:span><text:span text:style-name="T9">(</text:span><text:span text:style-name="T29">self</text:span><text:span text:style-name="T9">):</text:span><text:line-break/><text:span text:style-name="T9"> <text:s text:c="7"/></text:span><text:span text:style-name="T29">self</text:span><text:span text:style-name="T9">.region=</text:span><text:span text:style-name="T20">"fouta"</text:span><text:line-break/><text:span text:style-name="T20"> <text:s text:c="3"/></text:span><text:span text:style-name="T2">def </text:span><text:span text:style-name="T27">__str__</text:span><text:span text:style-name="T9">(</text:span><text:span text:style-name="T29">self</text:span><text:span text:style-name="T9">):</text:span><text:line-break/><text:span text:style-name="T9"> <text:s text:c="7"/></text:span><text:span text:style-name="T2">return </text:span><text:span text:style-name="T20">"labe se trouve au "</text:span><text:span text:style-name="T9">+</text:span><text:span text:style-name="T29">self</text:span><text:span text:style-name="T9">.region</text:span><text:line-break/><text:line-break/><text:span text:style-name="T9">l=labe()</text:span><text:line-break/><text:span text:style-name="T14">print</text:span><text:span text:style-name="T9">(l)</text:span></text:p>
      <text:p text:style-name="P52"/>
      <text:p text:style-name="P54">ce exemple permet de surcharger la methode surface pour le rectangle et carre</text:p>
      <text:p text:style-name="P54"/>
      <text:p text:style-name="P64"/>
      <text:p text:style-name="P55"><text:span text:style-name="T2">class </text:span><text:span text:style-name="T9">rectangle:</text:span><text:line-break/><text:span text:style-name="T9"> <text:s text:c="3"/></text:span><text:span text:style-name="T2">def </text:span><text:span text:style-name="T27">__init__</text:span><text:span text:style-name="T9">(</text:span><text:span text:style-name="T29">self</text:span><text:span text:style-name="T9">,lo,la):</text:span><text:line-break/><text:span text:style-name="T9"> <text:s text:c="7"/></text:span><text:span text:style-name="T29">self</text:span><text:span text:style-name="T9">.longeur=lo</text:span><text:line-break/><text:span text:style-name="T9"> <text:s text:c="7"/></text:span><text:span text:style-name="T29">self</text:span><text:span text:style-name="T9">.largeur=la</text:span><text:line-break/><text:span text:style-name="T9"> <text:s text:c="3"/></text:span><text:span text:style-name="T2">def </text:span><text:span text:style-name="T6">surface</text:span><text:span text:style-name="T9">(</text:span><text:span text:style-name="T29">self</text:span><text:span text:style-name="T9">):</text:span><text:line-break/><text:span text:style-name="T9"> <text:s text:c="7"/></text:span><text:span text:style-name="T2">return </text:span><text:span text:style-name="T29">self</text:span><text:span text:style-name="T9">.longeur*</text:span><text:span text:style-name="T29">self</text:span><text:span text:style-name="T9">.largeur</text:span><text:line-break/><text:span text:style-name="T9"> <text:s text:c="3"/></text:span><text:span text:style-name="T2">def </text:span><text:span text:style-name="T27">__str__</text:span><text:span text:style-name="T9">(</text:span><text:span text:style-name="T29">self</text:span><text:span text:style-name="T9">):</text:span><text:line-break/><text:span text:style-name="T9"> <text:s text:c="7"/></text:span><text:span text:style-name="T2">return </text:span><text:span text:style-name="T20">"longeur "</text:span><text:span text:style-name="T9">+</text:span><text:span text:style-name="T14">str</text:span><text:span text:style-name="T9">(</text:span><text:span text:style-name="T29">self</text:span><text:span text:style-name="T9">.longeur)+</text:span><text:span text:style-name="T20">"et de largeur "</text:span><text:span text:style-name="T9">+ </text:span><text:span text:style-name="T14">str</text:span><text:span text:style-name="T9">(</text:span><text:span text:style-name="T29">self</text:span><text:span text:style-name="T9">.largeur)</text:span><text:line-break/><text:line-break/><text:span text:style-name="T2">class </text:span><text:span text:style-name="T9">carre(rectangle):</text:span><text:line-break/><text:span text:style-name="T9"> <text:s text:c="3"/></text:span><text:span text:style-name="T2">def </text:span><text:span text:style-name="T27">__init__</text:span><text:span text:style-name="T9">(</text:span><text:span text:style-name="T29">self</text:span><text:span text:style-name="T9">,cote):</text:span><text:line-break/><text:span text:style-name="T9"> <text:s text:c="7"/>rectangle.</text:span><text:span text:style-name="T27">__init__</text:span><text:span text:style-name="T9">(</text:span><text:span text:style-name="T29">self</text:span><text:span text:style-name="T9">,cote,cote)</text:span><text:line-break/><text:line-break/><text:line-break/><text:span text:style-name="T9">r = rectangle(</text:span><text:span text:style-name="T17">10</text:span><text:span text:style-name="T9">,</text:span><text:span text:style-name="T17">7</text:span><text:span text:style-name="T9">)</text:span><text:line-break/><text:span text:style-name="T9">c = carre(</text:span><text:span text:style-name="T17">13</text:span><text:span text:style-name="T9">)</text:span><text:line-break/><text:span text:style-name="T14">print</text:span><text:span text:style-name="T9">(r)</text:span><text:line-break/><text:soft-page-break/><text:span text:style-name="T14">print</text:span><text:span text:style-name="T9">(r.surface())</text:span><text:line-break/><text:span text:style-name="T14">print</text:span><text:span text:style-name="T9">(c)</text:span><text:line-break/><text:span text:style-name="T14">print</text:span><text:span text:style-name="T9">(c.surface())</text:span></text:p>
      <text:p text:style-name="P61"/>
      <text:p text:style-name="P54"/>
      <text:p text:style-name="P56">ce exemple verifie si deux rectangles sont egaux : pour cela on utilise __eq__(self) :</text:p>
      <text:p text:style-name="P56">Nb : car par defaut on ne peut pas comparer deux rectangles contrairement si il s’agissait des nombre donc pour cela on utilise cela. Et c’est pareil pour les surcharge des autres operateur qui suivent.</text:p>
      <text:p text:style-name="P58">Nb : __add__(self) : cela est fait pour les objets qui refletent cette realité comme des rectangle, caractères, triangles</text:p>
      <text:p text:style-name="P56"/>
      <text:p text:style-name="P57"><text:span text:style-name="T2">class </text:span><text:span text:style-name="T9">rectangle:</text:span><text:line-break/><text:span text:style-name="T9"> <text:s text:c="3"/></text:span><text:span text:style-name="T2">def </text:span><text:span text:style-name="T27">__init__</text:span><text:span text:style-name="T9">(</text:span><text:span text:style-name="T29">self</text:span><text:span text:style-name="T9">,lo,la):</text:span><text:line-break/><text:span text:style-name="T9"> <text:s text:c="7"/></text:span><text:span text:style-name="T29">self</text:span><text:span text:style-name="T9">.longeur=lo</text:span><text:line-break/><text:span text:style-name="T9"> <text:s text:c="7"/></text:span><text:span text:style-name="T29">self</text:span><text:span text:style-name="T9">.largeur=la</text:span><text:line-break/><text:span text:style-name="T9"> <text:s text:c="3"/></text:span><text:span text:style-name="T2">def </text:span><text:span text:style-name="T6">surface</text:span><text:span text:style-name="T9">(</text:span><text:span text:style-name="T29">self</text:span><text:span text:style-name="T9">):</text:span><text:line-break/><text:span text:style-name="T9"> <text:s text:c="7"/></text:span><text:span text:style-name="T2">return </text:span><text:span text:style-name="T29">self</text:span><text:span text:style-name="T9">.longeur*</text:span><text:span text:style-name="T29">self</text:span><text:span text:style-name="T9">.largeur</text:span><text:line-break/><text:span text:style-name="T9"> <text:s text:c="3"/></text:span><text:span text:style-name="T2">def </text:span><text:span text:style-name="T27">__str__</text:span><text:span text:style-name="T9">(</text:span><text:span text:style-name="T29">self</text:span><text:span text:style-name="T9">):</text:span><text:line-break/><text:span text:style-name="T9"> <text:s text:c="7"/></text:span><text:span text:style-name="T2">return </text:span><text:span text:style-name="T20">"longeur "</text:span><text:span text:style-name="T9">+</text:span><text:span text:style-name="T14">str</text:span><text:span text:style-name="T9">(</text:span><text:span text:style-name="T29">self</text:span><text:span text:style-name="T9">.longeur)+</text:span><text:span text:style-name="T20">"et de largeur "</text:span><text:span text:style-name="T9">+ </text:span><text:span text:style-name="T14">str</text:span><text:span text:style-name="T9">(</text:span><text:span text:style-name="T29">self</text:span><text:span text:style-name="T9">.largeur)</text:span><text:line-break/><text:span text:style-name="T9"> <text:s text:c="3"/></text:span><text:span text:style-name="T2">def </text:span><text:span text:style-name="T27">__eq__</text:span><text:span text:style-name="T9">(</text:span><text:span text:style-name="T29">self</text:span><text:span text:style-name="T9">, r):</text:span><text:line-break/><text:span text:style-name="T9"> <text:s text:c="7"/></text:span><text:span text:style-name="T2">if </text:span><text:span text:style-name="T29">self</text:span><text:span text:style-name="T9">.longeur == r.longeur </text:span><text:span text:style-name="T2">and </text:span><text:span text:style-name="T29">self</text:span><text:span text:style-name="T9">.largeur == r.largeur:</text:span><text:line-break/><text:span text:style-name="T9"> <text:s text:c="11"/></text:span><text:span text:style-name="T2">return True</text:span><text:line-break/><text:span text:style-name="T2"> <text:s text:c="7"/>return False</text:span><text:line-break/><text:span text:style-name="T2">class </text:span><text:span text:style-name="T9">carre(rectangle):</text:span><text:line-break/><text:span text:style-name="T9"> <text:s text:c="3"/></text:span><text:span text:style-name="T2">def </text:span><text:span text:style-name="T27">__init__</text:span><text:span text:style-name="T9">(</text:span><text:span text:style-name="T29">self</text:span><text:span text:style-name="T9">,cote):</text:span><text:line-break/><text:span text:style-name="T9"> <text:s text:c="7"/>rectangle.</text:span><text:span text:style-name="T27">__init__</text:span><text:span text:style-name="T9">(</text:span><text:span text:style-name="T29">self</text:span><text:span text:style-name="T9">,cote,cote)</text:span><text:line-break/><text:line-break/><text:line-break/><text:span text:style-name="T9">r1 = rectangle(</text:span><text:span text:style-name="T17">10</text:span><text:span text:style-name="T9">,</text:span><text:span text:style-name="T17">7</text:span><text:span text:style-name="T9">)</text:span><text:line-break/><text:span text:style-name="T9">r2 = rectangle(</text:span><text:span text:style-name="T17">10</text:span><text:span text:style-name="T9">,</text:span><text:span text:style-name="T17">7</text:span><text:span text:style-name="T9">)</text:span><text:line-break/><text:line-break/><text:span text:style-name="T2">if </text:span><text:span text:style-name="T9">(r1 == r2):</text:span><text:line-break/><text:span text:style-name="T9"> <text:s text:c="3"/></text:span><text:span text:style-name="T14">print</text:span><text:span text:style-name="T9">(</text:span><text:span text:style-name="T20">" r1 = r2"</text:span><text:span text:style-name="T9">)</text:span><text:line-break/><text:span text:style-name="T2">else</text:span><text:span text:style-name="T9">:</text:span><text:line-break/><text:span text:style-name="T9"> <text:s text:c="3"/></text:span><text:span text:style-name="T14">print</text:span><text:span text:style-name="T9">(</text:span><text:span text:style-name="T20">"r1 != r2"</text:span><text:span text:style-name="T9">)</text:span></text:p>
      <text:p text:style-name="P56"/>
      <text:p text:style-name="P56">ce exemple permet de faire l’adition de deux rectangle pour cela on utilise __add__(self) :</text:p>
      <text:p text:style-name="P56"/>
      <text:p text:style-name="P57"><text:span text:style-name="T2">class </text:span><text:span text:style-name="T9">rectangle:</text:span><text:line-break/><text:span text:style-name="T9"> <text:s text:c="3"/></text:span><text:span text:style-name="T2">def </text:span><text:span text:style-name="T27">__init__</text:span><text:span text:style-name="T9">(</text:span><text:span text:style-name="T29">self</text:span><text:span text:style-name="T9">,lo,la):</text:span><text:line-break/><text:span text:style-name="T9"> <text:s text:c="7"/></text:span><text:span text:style-name="T29">self</text:span><text:span text:style-name="T9">.longeur=lo</text:span><text:line-break/><text:span text:style-name="T9"> <text:s text:c="7"/></text:span><text:span text:style-name="T29">self</text:span><text:span text:style-name="T9">.largeur=la</text:span><text:line-break/><text:span text:style-name="T9"> <text:s text:c="3"/></text:span><text:span text:style-name="T2">def </text:span><text:span text:style-name="T6">surface</text:span><text:span text:style-name="T9">(</text:span><text:span text:style-name="T29">self</text:span><text:span text:style-name="T9">):</text:span><text:line-break/><text:span text:style-name="T9"> <text:s text:c="7"/></text:span><text:span text:style-name="T2">return </text:span><text:span text:style-name="T29">self</text:span><text:span text:style-name="T9">.longeur*</text:span><text:span text:style-name="T29">self</text:span><text:span text:style-name="T9">.largeur</text:span><text:line-break/><text:span text:style-name="T9"> <text:s text:c="3"/></text:span><text:span text:style-name="T2">def </text:span><text:span text:style-name="T27">__str__</text:span><text:span text:style-name="T9">(</text:span><text:span text:style-name="T29">self</text:span><text:span text:style-name="T9">):</text:span><text:line-break/><text:span text:style-name="T9"> <text:s text:c="7"/></text:span><text:span text:style-name="T2">return </text:span><text:span text:style-name="T20">"longeur "</text:span><text:span text:style-name="T9">+</text:span><text:span text:style-name="T14">str</text:span><text:span text:style-name="T9">(</text:span><text:span text:style-name="T29">self</text:span><text:span text:style-name="T9">.longeur)+</text:span><text:span text:style-name="T20">"et de largeur "</text:span><text:span text:style-name="T9">+ </text:span><text:span text:style-name="T14">str</text:span><text:span text:style-name="T9">(</text:span><text:span text:style-name="T29">self</text:span><text:span text:style-name="T9">.largeur)</text:span><text:line-break/><text:span text:style-name="T9"> <text:s text:c="3"/></text:span><text:span text:style-name="T2">def </text:span><text:span text:style-name="T27">__eq__</text:span><text:span text:style-name="T9">(</text:span><text:span text:style-name="T29">self</text:span><text:span text:style-name="T9">, r):</text:span><text:line-break/><text:span text:style-name="T9"> <text:s text:c="7"/></text:span><text:span text:style-name="T2">if </text:span><text:span text:style-name="T29">self</text:span><text:span text:style-name="T9">.longeur == r.longeur </text:span><text:span text:style-name="T2">and </text:span><text:span text:style-name="T29">self</text:span><text:span text:style-name="T9">.largeur == r.largeur:</text:span><text:line-break/><text:span text:style-name="T9"> <text:s text:c="11"/></text:span><text:span text:style-name="T2">return True</text:span><text:line-break/><text:span text:style-name="T2"> <text:s text:c="7"/>return False</text:span><text:line-break/><text:span text:style-name="T2"> <text:s text:c="3"/>def </text:span><text:span text:style-name="T27">__add__</text:span><text:span text:style-name="T9">(</text:span><text:span text:style-name="T29">self</text:span><text:span text:style-name="T9">, r):</text:span><text:line-break/><text:span text:style-name="T9"> <text:s text:c="7"/>lo= </text:span><text:span text:style-name="T29">self</text:span><text:span text:style-name="T9">.longeur + r.longeur</text:span><text:line-break/><text:span text:style-name="T9"> <text:s text:c="7"/>la = </text:span><text:span text:style-name="T29">self</text:span><text:span text:style-name="T9">.largeur+r.largeur</text:span><text:line-break/><text:span text:style-name="T9"> <text:s text:c="7"/></text:span><text:span text:style-name="T2">return </text:span><text:span text:style-name="T9">rectangle(lo,la)</text:span><text:line-break/><text:span text:style-name="T2">class </text:span><text:span text:style-name="T9">carre(rectangle):</text:span><text:line-break/><text:span text:style-name="T9"> <text:s text:c="3"/></text:span><text:span text:style-name="T2">def </text:span><text:span text:style-name="T27">__init__</text:span><text:span text:style-name="T9">(</text:span><text:span text:style-name="T29">self</text:span><text:span text:style-name="T9">,cote):</text:span><text:line-break/><text:span text:style-name="T9"> <text:s text:c="7"/>rectangle.</text:span><text:span text:style-name="T27">__init__</text:span><text:span text:style-name="T9">(</text:span><text:span text:style-name="T29">self</text:span><text:span text:style-name="T9">,cote,cote)</text:span><text:line-break/><text:line-break/><text:soft-page-break/><text:line-break/><text:span text:style-name="T9">r1 = rectangle(</text:span><text:span text:style-name="T17">10</text:span><text:span text:style-name="T9">,</text:span><text:span text:style-name="T17">7</text:span><text:span text:style-name="T9">)</text:span><text:line-break/><text:span text:style-name="T9">r2 = rectangle(</text:span><text:span text:style-name="T17">10</text:span><text:span text:style-name="T9">,</text:span><text:span text:style-name="T17">7</text:span><text:span text:style-name="T9">)</text:span><text:line-break/><text:span text:style-name="T9">r3=r1+r2</text:span><text:line-break/><text:span text:style-name="T2">if </text:span><text:span text:style-name="T9">(r1 == r2):</text:span><text:line-break/><text:span text:style-name="T9"> <text:s text:c="3"/></text:span><text:span text:style-name="T14">print</text:span><text:span text:style-name="T9">(</text:span><text:span text:style-name="T20">" r1 = r2"</text:span><text:span text:style-name="T9">)</text:span><text:line-break/><text:span text:style-name="T2">else</text:span><text:span text:style-name="T9">:</text:span><text:line-break/><text:span text:style-name="T9"> <text:s text:c="3"/></text:span><text:span text:style-name="T14">print</text:span><text:span text:style-name="T9">(</text:span><text:span text:style-name="T20">"r1 != r2"</text:span><text:span text:style-name="T9">)</text:span><text:line-break/><text:span text:style-name="T14">print</text:span><text:span text:style-name="T9">(r3)</text:span></text:p>
      <text:p text:style-name="P62"/>
      <text:p text:style-name="P56"/>
      <text:p text:style-name="P67">mutliplication de deux rectangles :</text:p>
      <text:p text:style-name="P67"/>
      <text:p text:style-name="P68"><text:span text:style-name="T2">class </text:span><text:span text:style-name="T9">rectangle:</text:span><text:line-break/><text:span text:style-name="T9"> <text:s text:c="3"/></text:span><text:span text:style-name="T2">def </text:span><text:span text:style-name="T27">__init__</text:span><text:span text:style-name="T9">(</text:span><text:span text:style-name="T29">self</text:span><text:span text:style-name="T9">,lo,la):</text:span><text:line-break/><text:span text:style-name="T9"> <text:s text:c="7"/></text:span><text:span text:style-name="T29">self</text:span><text:span text:style-name="T9">.longeur=lo</text:span><text:line-break/><text:span text:style-name="T9"> <text:s text:c="7"/></text:span><text:span text:style-name="T29">self</text:span><text:span text:style-name="T9">.largeur=la</text:span><text:line-break/><text:line-break/><text:span text:style-name="T9"> <text:s text:c="3"/></text:span><text:span text:style-name="T2">def </text:span><text:span text:style-name="T27">__str__</text:span><text:span text:style-name="T9">(</text:span><text:span text:style-name="T29">self</text:span><text:span text:style-name="T9">):</text:span><text:line-break/><text:span text:style-name="T9"> <text:s text:c="7"/></text:span><text:span text:style-name="T2">return </text:span><text:span text:style-name="T20">"longeur " </text:span><text:span text:style-name="T9">+ </text:span><text:span text:style-name="T14">str</text:span><text:span text:style-name="T9">(</text:span><text:span text:style-name="T29">self</text:span><text:span text:style-name="T9">.longeur) + </text:span><text:span text:style-name="T20">" et de largeur " </text:span><text:span text:style-name="T9">+ </text:span><text:span text:style-name="T14">str</text:span><text:span text:style-name="T9">(</text:span><text:span text:style-name="T29">self</text:span><text:span text:style-name="T9">.largeur)</text:span><text:line-break/><text:span text:style-name="T9"> <text:s text:c="3"/></text:span><text:span text:style-name="T2">def </text:span><text:span text:style-name="T27">__mul__</text:span><text:span text:style-name="T9">(</text:span><text:span text:style-name="T29">self</text:span><text:span text:style-name="T9">, e):</text:span><text:line-break/><text:span text:style-name="T9"> <text:s text:c="7"/>longeur=e.longeur*</text:span><text:span text:style-name="T29">self</text:span><text:span text:style-name="T9">.longeur</text:span><text:line-break/><text:span text:style-name="T9"> <text:s text:c="7"/>largeur=e.largeur*</text:span><text:span text:style-name="T29">self</text:span><text:span text:style-name="T9">.largeur</text:span><text:line-break/><text:span text:style-name="T9"> <text:s text:c="7"/></text:span><text:span text:style-name="T2">return </text:span><text:span text:style-name="T9">rectangle(longeur,largeur)</text:span><text:line-break/><text:line-break/><text:span text:style-name="T9">r1=rectangle(</text:span><text:span text:style-name="T17">5</text:span><text:span text:style-name="T9">,</text:span><text:span text:style-name="T17">4</text:span><text:span text:style-name="T9">)</text:span><text:line-break/><text:span text:style-name="T9">r2=rectangle(</text:span><text:span text:style-name="T17">5</text:span><text:span text:style-name="T9">,</text:span><text:span text:style-name="T17">2</text:span><text:span text:style-name="T9">)</text:span><text:line-break/><text:span text:style-name="T9">r=r1*r2</text:span><text:line-break/><text:span text:style-name="T14">print</text:span><text:span text:style-name="T9">(r)</text:span></text:p>
      <text:p text:style-name="P67"/>
      <text:p text:style-name="P69">somme de deux objets : ici l’objet est une personne le premier est la mere et le deuxieme et le père <text:span text:style-name="T32">il s’agit de créer un troisième dont quand on va faire la somme(p3=p1+p2 ) :</text:span></text:p>
      <text:p text:style-name="P70">p3 aura pour nom le nom du pere , pour age le 1/3 de l’age de la mere, pour pere p1 et pour mere p2 :</text:p>
      <text:p text:style-name="P70"/>
      <text:p text:style-name="P71"><text:span text:style-name="T2">class </text:span><text:span text:style-name="T9">Personne:</text:span><text:line-break/><text:span text:style-name="T9"> <text:s text:c="3"/></text:span><text:span text:style-name="T2">def </text:span><text:span text:style-name="T27">__init__</text:span><text:span text:style-name="T9">(</text:span><text:span text:style-name="T29">self</text:span><text:span text:style-name="T9">,nom,prenom,age):</text:span><text:line-break/><text:span text:style-name="T9"> <text:s text:c="7"/></text:span><text:span text:style-name="T29">self</text:span><text:span text:style-name="T9">.nom=nom</text:span><text:line-break/><text:span text:style-name="T9"> <text:s text:c="7"/></text:span><text:span text:style-name="T29">self</text:span><text:span text:style-name="T9">.prenom=prenom</text:span><text:line-break/><text:span text:style-name="T9"> <text:s text:c="7"/></text:span><text:span text:style-name="T29">self</text:span><text:span text:style-name="T9">.age=age</text:span><text:line-break/><text:span text:style-name="T9"> <text:s text:c="7"/></text:span><text:span text:style-name="T29">self</text:span><text:span text:style-name="T9">.mere=</text:span><text:span text:style-name="T2">None</text:span><text:line-break/><text:span text:style-name="T2"> <text:s text:c="7"/></text:span><text:span text:style-name="T29">self</text:span><text:span text:style-name="T9">.pere=</text:span><text:span text:style-name="T2">None</text:span><text:line-break/><text:span text:style-name="T2"> <text:s text:c="3"/>def </text:span><text:span text:style-name="T27">__str__</text:span><text:span text:style-name="T9">(</text:span><text:span text:style-name="T29">self</text:span><text:span text:style-name="T9">):</text:span><text:line-break/><text:span text:style-name="T9"> <text:s text:c="7"/></text:span><text:span text:style-name="T2">return </text:span><text:span text:style-name="T20">"nom: "</text:span><text:span text:style-name="T9">+</text:span><text:span text:style-name="T14">str</text:span><text:span text:style-name="T9">(</text:span><text:span text:style-name="T29">self</text:span><text:span text:style-name="T9">.nom)+ </text:span><text:span text:style-name="T20">" prenom: "</text:span><text:span text:style-name="T9">+</text:span><text:span text:style-name="T14">str</text:span><text:span text:style-name="T9">(</text:span><text:span text:style-name="T29">self</text:span><text:span text:style-name="T9">.prenom)+ </text:span><text:span text:style-name="T20">" age: "</text:span><text:span text:style-name="T9">+</text:span><text:span text:style-name="T14">str</text:span><text:span text:style-name="T9">(</text:span><text:span text:style-name="T29">self</text:span><text:span text:style-name="T9">.age)+</text:span><text:span text:style-name="T20">" pere: "</text:span><text:span text:style-name="T9">+</text:span><text:span text:style-name="T14">str</text:span><text:span text:style-name="T9">(</text:span><text:span text:style-name="T29">self</text:span><text:span text:style-name="T9">.pere)+</text:span><text:span text:style-name="T20">" mere: "</text:span><text:span text:style-name="T9">+</text:span><text:span text:style-name="T14">str</text:span><text:span text:style-name="T9">(</text:span><text:span text:style-name="T29">self</text:span><text:span text:style-name="T9">.mere)</text:span><text:line-break/><text:span text:style-name="T9"> <text:s text:c="3"/></text:span><text:span text:style-name="T2">def </text:span><text:span text:style-name="T27">__eq__</text:span><text:span text:style-name="T9">(</text:span><text:span text:style-name="T29">self</text:span><text:span text:style-name="T9">, r):</text:span><text:line-break/><text:span text:style-name="T9"> <text:s text:c="7"/></text:span><text:span text:style-name="T2">if </text:span><text:span text:style-name="T29">self</text:span><text:span text:style-name="T9">.nom==r.nom </text:span><text:span text:style-name="T2">and </text:span><text:span text:style-name="T29">self</text:span><text:span text:style-name="T9">.prenom == r.prenom </text:span><text:span text:style-name="T2">and </text:span><text:span text:style-name="T29">self</text:span><text:span text:style-name="T9">.age==r.age:</text:span><text:line-break/><text:span text:style-name="T9"> <text:s text:c="11"/></text:span><text:span text:style-name="T14">print</text:span><text:span text:style-name="T9">(</text:span><text:span text:style-name="T20">"Vrai"</text:span><text:span text:style-name="T9">)</text:span><text:line-break/><text:span text:style-name="T9"> <text:s text:c="7"/></text:span><text:span text:style-name="T2">else</text:span><text:span text:style-name="T9">:</text:span><text:line-break/><text:span text:style-name="T9"> <text:s text:c="11"/></text:span><text:span text:style-name="T14">print</text:span><text:span text:style-name="T9">(</text:span><text:span text:style-name="T20">"Faux"</text:span><text:span text:style-name="T9">)</text:span><text:line-break/><text:line-break/><text:span text:style-name="T9"> <text:s text:c="3"/></text:span><text:span text:style-name="T2">def </text:span><text:span text:style-name="T27">__add__</text:span><text:span text:style-name="T9">(</text:span><text:span text:style-name="T29">self</text:span><text:span text:style-name="T9">,mere):</text:span><text:line-break/><text:span text:style-name="T9"> <text:s text:c="7"/>nom=</text:span><text:span text:style-name="T29">self</text:span><text:span text:style-name="T9">.nom</text:span><text:line-break/><text:span text:style-name="T9"> <text:s text:c="7"/>prenom=</text:span><text:span text:style-name="T20">"Djouma"</text:span><text:line-break/><text:span text:style-name="T20"> <text:s text:c="7"/></text:span><text:span text:style-name="T9">age=mere.age//</text:span><text:span text:style-name="T17">3</text:span><text:line-break/><text:span text:style-name="T17"> <text:s text:c="7"/></text:span><text:span text:style-name="T9">P=Personne(nom,prenom,age)</text:span><text:line-break/><text:span text:style-name="T9"> <text:s text:c="7"/>P.mere=mere.nom</text:span><text:line-break/><text:span text:style-name="T9"> <text:s text:c="7"/>P.pere=</text:span><text:span text:style-name="T29">self</text:span><text:span text:style-name="T9">.nom</text:span><text:line-break/><text:span text:style-name="T9"> <text:s text:c="7"/></text:span><text:span text:style-name="T2">return </text:span><text:span text:style-name="T9">P</text:span><text:line-break/><text:soft-page-break/><text:line-break/><text:span text:style-name="T9">p1=Personne(</text:span><text:span text:style-name="T20">"Barry"</text:span><text:span text:style-name="T9">,</text:span><text:span text:style-name="T20">"Mariama"</text:span><text:span text:style-name="T9">,</text:span><text:span text:style-name="T17">33</text:span><text:span text:style-name="T9">)</text:span><text:line-break/><text:span text:style-name="T9">p2=Personne(</text:span><text:span text:style-name="T20">"Barry"</text:span><text:span text:style-name="T9">,</text:span><text:span text:style-name="T20">"Ousmane"</text:span><text:span text:style-name="T9">,</text:span><text:span text:style-name="T17">40</text:span><text:span text:style-name="T9">)</text:span><text:line-break/><text:span text:style-name="T14">print</text:span><text:span text:style-name="T9">(p1)</text:span><text:line-break/><text:span text:style-name="T14">print</text:span><text:span text:style-name="T9">(p2)</text:span><text:line-break/><text:span text:style-name="T9">p3=p1+p2</text:span><text:line-break/><text:span text:style-name="T14">print</text:span><text:span text:style-name="T9">(p3)</text:span></text:p>
      <text:p text:style-name="P86"/>
      <text:p text:style-name="P70">resultat :</text:p>
      <text:p text:style-name="P70">nom: Barry prenom: Mariama age: 33 pere: None mere: None</text:p>
      <text:p text:style-name="P70">nom: Barry prenom: Ousmane age: 40 pere: None mere: None</text:p>
      <text:p text:style-name="P70">nom: Barry prenom: Djouma age: 13 pere: Barry mere: Barry</text:p>
      <text:p text:style-name="P70"/>
      <text:p text:style-name="P72">Les fichiers :</text:p>
      <text:p text:style-name="P73">ce programme lit le fichier labeka.txt et affiche la troisième ligne du fichier :</text:p>
      <text:p text:style-name="P77">on utilise la methode readline() qui lit une ligne.</text:p>
      <text:p text:style-name="P74"><text:span text:style-name="T2">with </text:span><text:span text:style-name="T14">open</text:span><text:span text:style-name="T9">(</text:span><text:span text:style-name="T20">"labeka.txt"</text:span><text:span text:style-name="T9">,</text:span><text:span text:style-name="T20">"r"</text:span><text:span text:style-name="T9">) </text:span><text:span text:style-name="T2">as </text:span><text:span text:style-name="T9">f:</text:span><text:line-break/><text:span text:style-name="T9"> <text:s text:c="3"/>ligne=</text:span><text:span text:style-name="T2">True</text:span><text:line-break/><text:span text:style-name="T2"> <text:s text:c="3"/></text:span><text:span text:style-name="T9">s = </text:span><text:span text:style-name="T17">1</text:span><text:line-break/><text:span text:style-name="T17"> <text:s text:c="3"/></text:span><text:span text:style-name="T2">while </text:span><text:span text:style-name="T9">ligne:</text:span><text:line-break/><text:span text:style-name="T9"> <text:s text:c="7"/>ligne=f.readline()</text:span><text:line-break/><text:span text:style-name="T9"> <text:s text:c="7"/></text:span><text:span text:style-name="T2">if </text:span><text:span text:style-name="T9">s==</text:span><text:span text:style-name="T17">3</text:span><text:span text:style-name="T9">:</text:span><text:line-break/><text:span text:style-name="T9"> <text:s text:c="11"/></text:span><text:span text:style-name="T14">print</text:span><text:span text:style-name="T9">(ligne)</text:span><text:line-break/><text:span text:style-name="T9"> <text:s text:c="7"/>s += </text:span><text:span text:style-name="T17">1</text:span><text:line-break/></text:p>
      <text:p text:style-name="P73"/>
      <text:p text:style-name="P75">oubien :</text:p>
      <text:p text:style-name="P76"><text:span text:style-name="T9">lines=[]</text:span><text:line-break/><text:span text:style-name="T2">with </text:span><text:span text:style-name="T14">open</text:span><text:span text:style-name="T9">(</text:span><text:span text:style-name="T20">"labeka.txt"</text:span><text:span text:style-name="T9">,</text:span><text:span text:style-name="T20">"r"</text:span><text:span text:style-name="T9">) </text:span><text:span text:style-name="T2">as </text:span><text:span text:style-name="T9">f:</text:span><text:line-break/><text:span text:style-name="T9"> <text:s text:c="3"/>line=</text:span><text:span text:style-name="T2">True</text:span><text:line-break/><text:span text:style-name="T2"> <text:s text:c="3"/>while </text:span><text:span text:style-name="T9">line:</text:span><text:line-break/><text:span text:style-name="T9"> <text:s text:c="7"/>line=f.readline()</text:span><text:line-break/><text:span text:style-name="T9"> <text:s text:c="7"/>lines.append(line)</text:span><text:line-break/><text:span text:style-name="T9"> <text:s text:c="3"/></text:span><text:span text:style-name="T14">print</text:span><text:span text:style-name="T9">(lines[</text:span><text:span text:style-name="T17">2</text:span><text:span text:style-name="T9">])</text:span><text:line-break/></text:p>
      <text:p text:style-name="P75"/>
      <text:p text:style-name="P79">oubien :</text:p>
      <text:p text:style-name="P80"><text:span text:style-name="T2">with </text:span><text:span text:style-name="T14">open</text:span><text:span text:style-name="T9">(</text:span><text:span text:style-name="T20">"labeka.txt"</text:span><text:span text:style-name="T9">,</text:span><text:span text:style-name="T20">"r"</text:span><text:span text:style-name="T9">) </text:span><text:span text:style-name="T2">as </text:span><text:span text:style-name="T9">f:</text:span><text:line-break/><text:span text:style-name="T9"> <text:s text:c="3"/>lignes = f.readlines()</text:span><text:line-break/><text:span text:style-name="T9"> <text:s text:c="3"/></text:span><text:span text:style-name="T14">print</text:span><text:span text:style-name="T9">(lignes[</text:span><text:span text:style-name="T17">2</text:span><text:span text:style-name="T9">])</text:span></text:p>
      <text:p text:style-name="P79"/>
      <text:p text:style-name="P77">avec readlines() : permet de lire toutes les lignes du fichier sans utiliser une boucle <text:span text:style-name="T33">et les stocker dans une boulce</text:span>.</text:p>
      <text:p text:style-name="P77"/>
      <text:p text:style-name="P78"><text:span text:style-name="T2">with </text:span><text:span text:style-name="T14">open</text:span><text:span text:style-name="T9">(</text:span><text:span text:style-name="T20">"labeka.txt"</text:span><text:span text:style-name="T9">,</text:span><text:span text:style-name="T20">"r"</text:span><text:span text:style-name="T9">) </text:span><text:span text:style-name="T2">as </text:span><text:span text:style-name="T9">f:</text:span><text:line-break/><text:span text:style-name="T9"> <text:s text:c="3"/>lignes = f.readlines()</text:span><text:line-break/><text:span text:style-name="T9"> <text:s text:c="3"/></text:span><text:span text:style-name="T2">for </text:span><text:span text:style-name="T9">ligne </text:span><text:span text:style-name="T2">in </text:span><text:span text:style-name="T9">lignes:</text:span><text:line-break/><text:span text:style-name="T9"> <text:s text:c="7"/></text:span><text:span text:style-name="T14">print</text:span><text:span text:style-name="T9">(ligne,</text:span><text:span text:style-name="T22">end</text:span><text:span text:style-name="T9">=</text:span><text:span text:style-name="T20">""</text:span><text:span text:style-name="T9">)</text:span><text:line-break/></text:p>
      <text:p text:style-name="P77"/>
      <text:p text:style-name="P79">ecrire dans un fichier :</text:p>
      <text:p text:style-name="P79"/>
      <text:p text:style-name="P81">ecrit dans inde.txt le mot « labe »</text:p>
      <text:p text:style-name="P82"><text:span text:style-name="T2">with </text:span><text:span text:style-name="T14">open</text:span><text:span text:style-name="T9">(</text:span><text:span text:style-name="T20">"inde.txt"</text:span><text:span text:style-name="T9">,</text:span><text:span text:style-name="T20">"w"</text:span><text:span text:style-name="T9">) </text:span><text:span text:style-name="T2">as </text:span><text:span text:style-name="T9">f:</text:span><text:line-break/><text:span text:style-name="T9"> <text:s text:c="3"/>f.write(</text:span><text:span text:style-name="T20">"labe"</text:span><text:span text:style-name="T9">)</text:span><text:line-break/></text:p>
      <text:p text:style-name="P81"/>
      <text:p text:style-name="P83"><text:soft-page-break/>exo1 :</text:p>
      <text:p text:style-name="P83"/>
      <text:p text:style-name="P88"><text:span text:style-name="T9">mois_31=[</text:span><text:span text:style-name="T17">1</text:span><text:span text:style-name="T9">,</text:span><text:span text:style-name="T17">3</text:span><text:span text:style-name="T9">,</text:span><text:span text:style-name="T17">5</text:span><text:span text:style-name="T9">,</text:span><text:span text:style-name="T17">7</text:span><text:span text:style-name="T9">,</text:span><text:span text:style-name="T17">8</text:span><text:span text:style-name="T9">,</text:span><text:span text:style-name="T17">10</text:span><text:span text:style-name="T9">,</text:span><text:span text:style-name="T17">12</text:span><text:span text:style-name="T9">]</text:span><text:line-break/><text:span text:style-name="T9">mois_30=[</text:span><text:span text:style-name="T17">4</text:span><text:span text:style-name="T9">,</text:span><text:span text:style-name="T17">6</text:span><text:span text:style-name="T9">,</text:span><text:span text:style-name="T17">9</text:span><text:span text:style-name="T9">,</text:span><text:span text:style-name="T17">11</text:span><text:span text:style-name="T9">]</text:span><text:line-break/><text:span text:style-name="T9">mois_fev=[</text:span><text:span text:style-name="T17">2</text:span><text:span text:style-name="T9">]</text:span><text:line-break/><text:line-break/><text:line-break/><text:span text:style-name="T2">class </text:span><text:span text:style-name="T9">Date:</text:span><text:line-break/><text:span text:style-name="T9"> <text:s text:c="3"/></text:span><text:span text:style-name="T2">def </text:span><text:span text:style-name="T27">__init__</text:span><text:span text:style-name="T9">(</text:span><text:span text:style-name="T29">self</text:span><text:span text:style-name="T9">,j,m,a):</text:span><text:line-break/><text:span text:style-name="T9"> <text:s text:c="7"/></text:span><text:span text:style-name="T29">self</text:span><text:span text:style-name="T9">.jour=j</text:span><text:line-break/><text:span text:style-name="T9"> <text:s text:c="7"/></text:span><text:span text:style-name="T29">self</text:span><text:span text:style-name="T9">.mois=m</text:span><text:line-break/><text:span text:style-name="T9"> <text:s text:c="7"/></text:span><text:span text:style-name="T29">self</text:span><text:span text:style-name="T9">.anne=a</text:span><text:line-break/><text:span text:style-name="T9"> <text:s text:c="3"/></text:span><text:span text:style-name="T2">def </text:span><text:span text:style-name="T27">__str__</text:span><text:span text:style-name="T9">(</text:span><text:span text:style-name="T29">self</text:span><text:span text:style-name="T9">):</text:span><text:line-break/><text:span text:style-name="T9"> <text:s text:c="7"/></text:span><text:span text:style-name="T2">return </text:span><text:span text:style-name="T14">str</text:span><text:span text:style-name="T9">(</text:span><text:span text:style-name="T29">self</text:span><text:span text:style-name="T9">.jour)+</text:span><text:span text:style-name="T20">"/"</text:span><text:span text:style-name="T9">+ </text:span><text:span text:style-name="T14">str</text:span><text:span text:style-name="T9">(</text:span><text:span text:style-name="T29">self</text:span><text:span text:style-name="T9">.mois)+ </text:span><text:span text:style-name="T20">"/"</text:span><text:span text:style-name="T9">+</text:span><text:span text:style-name="T14">str</text:span><text:span text:style-name="T9">(</text:span><text:span text:style-name="T29">self</text:span><text:span text:style-name="T9">.anne)</text:span><text:line-break/><text:span text:style-name="T9"> <text:s text:c="3"/></text:span><text:span text:style-name="T2">def </text:span><text:span text:style-name="T27">__eq__</text:span><text:span text:style-name="T9">(</text:span><text:span text:style-name="T29">self</text:span><text:span text:style-name="T9">, a):</text:span><text:line-break/><text:span text:style-name="T9"> <text:s text:c="7"/></text:span><text:span text:style-name="T2">if </text:span><text:span text:style-name="T29">self</text:span><text:span text:style-name="T9">.jour==a.jour </text:span><text:span text:style-name="T2">and </text:span><text:span text:style-name="T29">self</text:span><text:span text:style-name="T9">.mois==a.mois </text:span><text:span text:style-name="T2">and </text:span><text:span text:style-name="T29">self</text:span><text:span text:style-name="T9">.anne==a.anne:</text:span><text:line-break/><text:span text:style-name="T9"> <text:s text:c="11"/></text:span><text:span text:style-name="T2">return True</text:span><text:line-break/><text:span text:style-name="T2"> <text:s text:c="7"/>return False</text:span><text:line-break/><text:span text:style-name="T2"> <text:s text:c="3"/>def </text:span><text:span text:style-name="T27">__add__</text:span><text:span text:style-name="T9">(</text:span><text:span text:style-name="T29">self</text:span><text:span text:style-name="T9">, s):</text:span><text:line-break/><text:span text:style-name="T9"> <text:s text:c="7"/>sj=</text:span><text:span text:style-name="T29">self</text:span><text:span text:style-name="T9">.jour+s.jour</text:span><text:line-break/><text:span text:style-name="T9"> <text:s text:c="7"/>sm=</text:span><text:span text:style-name="T29">self</text:span><text:span text:style-name="T9">.mois+s.mois</text:span><text:line-break/><text:span text:style-name="T9"> <text:s text:c="7"/>sa=</text:span><text:span text:style-name="T29">self</text:span><text:span text:style-name="T9">.anne+s.anne</text:span><text:line-break/><text:span text:style-name="T9"> <text:s text:c="7"/></text:span><text:span text:style-name="T2">return </text:span><text:span text:style-name="T9">Date(sj,sm,sa)</text:span><text:line-break/><text:line-break/><text:span text:style-name="T9"> <text:s text:c="3"/></text:span><text:span text:style-name="T2">def </text:span><text:span text:style-name="T27">__sub__</text:span><text:span text:style-name="T9">(</text:span><text:span text:style-name="T29">self</text:span><text:span text:style-name="T9">, d):</text:span><text:line-break/><text:span text:style-name="T9"> <text:s text:c="7"/>sj=</text:span><text:span text:style-name="T29">self</text:span><text:span text:style-name="T9">.jour-d.jour</text:span><text:line-break/><text:span text:style-name="T9"> <text:s text:c="7"/>sm=</text:span><text:span text:style-name="T29">self</text:span><text:span text:style-name="T9">.mois-d.mois</text:span><text:line-break/><text:span text:style-name="T9"> <text:s text:c="7"/>sa=</text:span><text:span text:style-name="T29">self</text:span><text:span text:style-name="T9">.anne-d.anne</text:span><text:line-break/><text:span text:style-name="T9"> <text:s text:c="7"/></text:span><text:span text:style-name="T2">return </text:span><text:span text:style-name="T9">Date(sj,sm,sa)</text:span><text:line-break/><text:span text:style-name="T9"> <text:s text:c="3"/></text:span><text:span text:style-name="T2">def </text:span><text:span text:style-name="T27">__gt__</text:span><text:span text:style-name="T9">(</text:span><text:span text:style-name="T29">self</text:span><text:span text:style-name="T9">, g):</text:span><text:line-break/><text:span text:style-name="T9"> <text:s text:c="7"/></text:span><text:span text:style-name="T2">if </text:span><text:span text:style-name="T29">self</text:span><text:span text:style-name="T9">.anne &gt; g.anne:</text:span><text:line-break/><text:span text:style-name="T9"> <text:s text:c="11"/></text:span><text:span text:style-name="T2">return True</text:span><text:line-break/><text:span text:style-name="T2"> <text:s text:c="7"/>elif </text:span><text:span text:style-name="T29">self</text:span><text:span text:style-name="T9">.mois &gt; g.mois:</text:span><text:line-break/><text:span text:style-name="T9"> <text:s text:c="11"/></text:span><text:span text:style-name="T2">return True</text:span><text:line-break/><text:span text:style-name="T2"> <text:s text:c="7"/>elif </text:span><text:span text:style-name="T29">self</text:span><text:span text:style-name="T9">.jour &gt; g.jour:</text:span><text:line-break/><text:span text:style-name="T9"> <text:s text:c="11"/></text:span><text:span text:style-name="T2">return True</text:span><text:line-break/><text:span text:style-name="T2"> <text:s text:c="7"/>return False</text:span><text:line-break/><text:span text:style-name="T2"> <text:s text:c="3"/>def </text:span><text:span text:style-name="T27">__lt__</text:span><text:span text:style-name="T9">(</text:span><text:span text:style-name="T29">self</text:span><text:span text:style-name="T9">, p):</text:span><text:line-break/><text:span text:style-name="T9"> <text:s text:c="7"/></text:span><text:span text:style-name="T2">if </text:span><text:span text:style-name="T29">self</text:span><text:span text:style-name="T9">.anne &lt; p.anne:</text:span><text:line-break/><text:span text:style-name="T9"> <text:s text:c="11"/></text:span><text:span text:style-name="T2">return True</text:span><text:line-break/><text:span text:style-name="T2"> <text:s text:c="7"/>elif </text:span><text:span text:style-name="T29">self</text:span><text:span text:style-name="T9">.mois &lt; p.mois:</text:span><text:line-break/><text:span text:style-name="T9"> <text:s text:c="11"/></text:span><text:span text:style-name="T2">return True</text:span><text:line-break/><text:span text:style-name="T2"> <text:s text:c="7"/>elif </text:span><text:span text:style-name="T29">self</text:span><text:span text:style-name="T9">.jour &lt; p.jour:</text:span><text:line-break/><text:span text:style-name="T9"> <text:s text:c="11"/></text:span><text:span text:style-name="T2">return True</text:span><text:line-break/><text:span text:style-name="T2"> <text:s text:c="7"/>return False</text:span><text:line-break/><text:line-break/><text:span text:style-name="T2"> <text:s text:c="3"/>def </text:span><text:span text:style-name="T6">getJour</text:span><text:span text:style-name="T9">(</text:span><text:span text:style-name="T29">self</text:span><text:span text:style-name="T9">):</text:span><text:line-break/><text:span text:style-name="T9"> <text:s text:c="7"/></text:span><text:span text:style-name="T2">return </text:span><text:span text:style-name="T29">self</text:span><text:span text:style-name="T9">.jour</text:span><text:line-break/><text:span text:style-name="T9"> <text:s text:c="3"/></text:span><text:span text:style-name="T2">def </text:span><text:span text:style-name="T6">getMois</text:span><text:span text:style-name="T9">(</text:span><text:span text:style-name="T29">self</text:span><text:span text:style-name="T9">):</text:span><text:line-break/><text:span text:style-name="T9"> <text:s text:c="7"/></text:span><text:span text:style-name="T2">return </text:span><text:span text:style-name="T29">self</text:span><text:span text:style-name="T9">.mois</text:span><text:line-break/><text:span text:style-name="T9"> <text:s text:c="3"/></text:span><text:span text:style-name="T2">def </text:span><text:span text:style-name="T6">getAnne</text:span><text:span text:style-name="T9">(</text:span><text:span text:style-name="T29">self</text:span><text:span text:style-name="T9">):</text:span><text:line-break/><text:span text:style-name="T9"> <text:s text:c="7"/></text:span><text:span text:style-name="T2">return </text:span><text:span text:style-name="T29">self</text:span><text:span text:style-name="T9">.anne</text:span><text:line-break/><text:line-break/><text:line-break/><text:span text:style-name="T9"> <text:s text:c="3"/></text:span><text:span text:style-name="T2">def </text:span><text:span text:style-name="T6">nombre_jours_ecoules</text:span><text:span text:style-name="T9">(</text:span><text:span text:style-name="T29">self</text:span><text:span text:style-name="T9">):</text:span><text:line-break/><text:span text:style-name="T9"> <text:s text:c="7"/>s = </text:span><text:span text:style-name="T17">0</text:span><text:line-break/><text:span text:style-name="T17"> <text:s text:c="7"/></text:span><text:span text:style-name="T2">for </text:span><text:span text:style-name="T9">i </text:span><text:span text:style-name="T2">in </text:span><text:span text:style-name="T14">range</text:span><text:span text:style-name="T9">(</text:span><text:span text:style-name="T17">1</text:span><text:span text:style-name="T9">,</text:span><text:span text:style-name="T29">self</text:span><text:span text:style-name="T9">.mois):</text:span><text:line-break/><text:span text:style-name="T9"> <text:s text:c="11"/></text:span><text:span text:style-name="T2">if </text:span><text:span text:style-name="T9">i &lt; </text:span><text:span text:style-name="T17">8</text:span><text:span text:style-name="T9">:</text:span><text:line-break/><text:span text:style-name="T9"> <text:s text:c="15"/></text:span><text:span text:style-name="T2">if </text:span><text:span text:style-name="T9">i%</text:span><text:span text:style-name="T17">2</text:span><text:span text:style-name="T9">!=</text:span><text:span text:style-name="T17">0</text:span><text:span text:style-name="T9">:</text:span><text:line-break/><text:span text:style-name="T9"> <text:s text:c="19"/>s=s+</text:span><text:span text:style-name="T17">31</text:span><text:line-break/><text:span text:style-name="T17"> <text:s text:c="15"/></text:span><text:span text:style-name="T2">else</text:span><text:span text:style-name="T9">:</text:span><text:line-break/><text:soft-page-break/><text:span text:style-name="T9"> <text:s text:c="19"/></text:span><text:span text:style-name="T2">if </text:span><text:span text:style-name="T9">i==</text:span><text:span text:style-name="T17">2</text:span><text:span text:style-name="T9">:</text:span><text:line-break/><text:span text:style-name="T9"> <text:s text:c="23"/>s=s+</text:span><text:span text:style-name="T17">28</text:span><text:line-break/><text:span text:style-name="T17"> <text:s text:c="19"/></text:span><text:span text:style-name="T2">else</text:span><text:span text:style-name="T9">:</text:span><text:line-break/><text:span text:style-name="T9"> <text:s text:c="23"/>s=s+</text:span><text:span text:style-name="T17">30</text:span><text:line-break/><text:span text:style-name="T17"> <text:s text:c="11"/></text:span><text:span text:style-name="T2">else</text:span><text:span text:style-name="T9">:</text:span><text:line-break/><text:span text:style-name="T9"> <text:s text:c="15"/></text:span><text:span text:style-name="T2">if </text:span><text:span text:style-name="T9">i%</text:span><text:span text:style-name="T17">2</text:span><text:span text:style-name="T9">!=</text:span><text:span text:style-name="T17">0</text:span><text:span text:style-name="T9">:</text:span><text:line-break/><text:span text:style-name="T9"> <text:s text:c="19"/>s=s+</text:span><text:span text:style-name="T17">30</text:span><text:line-break/><text:span text:style-name="T17"> <text:s text:c="15"/></text:span><text:span text:style-name="T2">else</text:span><text:span text:style-name="T9">:</text:span><text:line-break/><text:span text:style-name="T9"> <text:s text:c="19"/>s=s+</text:span><text:span text:style-name="T17">31</text:span><text:line-break/><text:line-break/><text:span text:style-name="T17"> <text:s text:c="7"/></text:span><text:span text:style-name="T2">return </text:span><text:span text:style-name="T9">s+</text:span><text:span text:style-name="T29">self</text:span><text:span text:style-name="T9">.jour</text:span><text:line-break/><text:span text:style-name="T9"> <text:s text:c="3"/></text:span><text:span text:style-name="T2">def </text:span><text:span text:style-name="T6">nombre_jours_restants</text:span><text:span text:style-name="T9">(</text:span><text:span text:style-name="T29">self</text:span><text:span text:style-name="T9">):</text:span><text:line-break/><text:span text:style-name="T9"> <text:s text:c="7"/>som = </text:span><text:span text:style-name="T17">0</text:span><text:line-break/><text:span text:style-name="T17"> <text:s text:c="7"/></text:span><text:span text:style-name="T2">for </text:span><text:span text:style-name="T9">i </text:span><text:span text:style-name="T2">in </text:span><text:span text:style-name="T14">range</text:span><text:span text:style-name="T9">(</text:span><text:span text:style-name="T17">1</text:span><text:span text:style-name="T9">, </text:span><text:span text:style-name="T29">self</text:span><text:span text:style-name="T9">.mois):</text:span><text:line-break/><text:span text:style-name="T9"> <text:s text:c="11"/></text:span><text:span text:style-name="T2">if </text:span><text:span text:style-name="T9">i &lt; </text:span><text:span text:style-name="T17">8</text:span><text:span text:style-name="T9">:</text:span><text:line-break/><text:span text:style-name="T9"> <text:s text:c="15"/></text:span><text:span text:style-name="T2">if </text:span><text:span text:style-name="T9">i % </text:span><text:span text:style-name="T17">2 </text:span><text:span text:style-name="T9">!= </text:span><text:span text:style-name="T17">0</text:span><text:span text:style-name="T9">:</text:span><text:line-break/><text:span text:style-name="T9"> <text:s text:c="19"/>som = som + </text:span><text:span text:style-name="T17">31</text:span><text:line-break/><text:span text:style-name="T17"> <text:s text:c="15"/></text:span><text:span text:style-name="T2">else</text:span><text:span text:style-name="T9">:</text:span><text:line-break/><text:span text:style-name="T9"> <text:s text:c="19"/></text:span><text:span text:style-name="T2">if </text:span><text:span text:style-name="T9">i == </text:span><text:span text:style-name="T17">2</text:span><text:span text:style-name="T9">:</text:span><text:line-break/><text:span text:style-name="T9"> <text:s text:c="23"/>som = som + </text:span><text:span text:style-name="T17">28</text:span><text:line-break/><text:span text:style-name="T17"> <text:s text:c="19"/></text:span><text:span text:style-name="T2">else</text:span><text:span text:style-name="T9">:</text:span><text:line-break/><text:span text:style-name="T9"> <text:s text:c="23"/>som = som + </text:span><text:span text:style-name="T17">30</text:span><text:line-break/><text:span text:style-name="T17"> <text:s text:c="11"/></text:span><text:span text:style-name="T2">else</text:span><text:span text:style-name="T9">:</text:span><text:line-break/><text:span text:style-name="T9"> <text:s text:c="15"/></text:span><text:span text:style-name="T2">if </text:span><text:span text:style-name="T9">i % </text:span><text:span text:style-name="T17">2 </text:span><text:span text:style-name="T9">!= </text:span><text:span text:style-name="T17">0</text:span><text:span text:style-name="T9">:</text:span><text:line-break/><text:span text:style-name="T9"> <text:s text:c="19"/>som = som + </text:span><text:span text:style-name="T17">30</text:span><text:line-break/><text:span text:style-name="T17"> <text:s text:c="15"/></text:span><text:span text:style-name="T2">else</text:span><text:span text:style-name="T9">:</text:span><text:line-break/><text:span text:style-name="T9"> <text:s text:c="19"/>som = som + </text:span><text:span text:style-name="T17">31</text:span><text:line-break/><text:span text:style-name="T17"> <text:s text:c="7"/></text:span><text:span text:style-name="T2">return </text:span><text:span text:style-name="T17">365</text:span><text:span text:style-name="T9">-som-</text:span><text:span text:style-name="T29">self</text:span><text:span text:style-name="T9">.jour</text:span><text:line-break/><text:span text:style-name="T9"> <text:s text:c="3"/></text:span><text:span text:style-name="T2">def </text:span><text:span text:style-name="T6">bissectile</text:span><text:span text:style-name="T9">(</text:span><text:span text:style-name="T29">self</text:span><text:span text:style-name="T9">):</text:span><text:line-break/><text:span text:style-name="T9"> <text:s text:c="7"/></text:span><text:span text:style-name="T2">if </text:span><text:span text:style-name="T29">self</text:span><text:span text:style-name="T9">.anne%</text:span><text:span text:style-name="T17">4</text:span><text:span text:style-name="T9">==</text:span><text:span text:style-name="T17">0</text:span><text:span text:style-name="T9">:</text:span><text:line-break/><text:span text:style-name="T9"> <text:s text:c="11"/></text:span><text:span text:style-name="T2">return True</text:span><text:line-break/><text:span text:style-name="T2"> <text:s text:c="7"/>False</text:span><text:line-break/><text:line-break/><text:span text:style-name="T2"> <text:s text:c="3"/>def </text:span><text:span text:style-name="T6">nbje</text:span><text:span text:style-name="T9">(</text:span><text:span text:style-name="T29">self</text:span><text:span text:style-name="T9">):</text:span><text:line-break/><text:span text:style-name="T9"> <text:s text:c="7"/>m=</text:span><text:span text:style-name="T17">365</text:span><text:line-break/><text:span text:style-name="T17"> <text:s text:c="7"/></text:span><text:span text:style-name="T9">so = </text:span><text:span text:style-name="T17">0</text:span><text:line-break/><text:span text:style-name="T17"> <text:s text:c="7"/></text:span><text:span text:style-name="T9">i = </text:span><text:span text:style-name="T17">1</text:span><text:line-break/><text:span text:style-name="T17"> <text:s text:c="7"/></text:span><text:span text:style-name="T2">while </text:span><text:span text:style-name="T9">i &lt; </text:span><text:span text:style-name="T29">self</text:span><text:span text:style-name="T9">.mois:</text:span><text:line-break/><text:span text:style-name="T9"> <text:s text:c="11"/></text:span><text:span text:style-name="T2">if </text:span><text:span text:style-name="T9">i </text:span><text:span text:style-name="T2">in </text:span><text:span text:style-name="T9">mois_31:</text:span><text:line-break/><text:span text:style-name="T9"> <text:s text:c="15"/>so = so + </text:span><text:span text:style-name="T17">31</text:span><text:line-break/><text:span text:style-name="T17"> <text:s text:c="11"/></text:span><text:span text:style-name="T2">elif </text:span><text:span text:style-name="T9">i </text:span><text:span text:style-name="T2">in </text:span><text:span text:style-name="T9">mois_30:</text:span><text:line-break/><text:span text:style-name="T9"> <text:s text:c="15"/>so = so + </text:span><text:span text:style-name="T17">30</text:span><text:line-break/><text:span text:style-name="T17"> <text:s text:c="11"/></text:span><text:span text:style-name="T2">elif </text:span><text:span text:style-name="T9">i </text:span><text:span text:style-name="T2">in </text:span><text:span text:style-name="T9">mois_fev:</text:span><text:line-break/><text:span text:style-name="T9"> <text:s text:c="15"/></text:span><text:span text:style-name="T2">if </text:span><text:span text:style-name="T29">self</text:span><text:span text:style-name="T9">.anne%</text:span><text:span text:style-name="T17">4</text:span><text:span text:style-name="T9">==</text:span><text:span text:style-name="T17">0</text:span><text:span text:style-name="T9">:</text:span><text:line-break/><text:span text:style-name="T9"> <text:s text:c="19"/>so = so + </text:span><text:span text:style-name="T17">29</text:span><text:line-break/><text:span text:style-name="T17"> <text:s text:c="19"/></text:span><text:span text:style-name="T9">m+=</text:span><text:span text:style-name="T17">1</text:span><text:line-break/><text:span text:style-name="T17"> <text:s text:c="15"/></text:span><text:span text:style-name="T2">else</text:span><text:span text:style-name="T9">:</text:span><text:line-break/><text:span text:style-name="T9"> <text:s text:c="19"/>so = so + </text:span><text:span text:style-name="T17">28</text:span><text:line-break/><text:span text:style-name="T17"> <text:s text:c="11"/></text:span><text:span text:style-name="T9">i+=</text:span><text:span text:style-name="T17">1</text:span><text:line-break/><text:span text:style-name="T17"> <text:s text:c="7"/></text:span><text:span text:style-name="T2">return </text:span><text:span text:style-name="T29">self</text:span><text:span text:style-name="T9">.jour+so</text:span><text:line-break/><text:line-break/><text:span text:style-name="T9"> <text:s text:c="3"/></text:span><text:span text:style-name="T2">def </text:span><text:span text:style-name="T6">nbjr</text:span><text:span text:style-name="T9">(</text:span><text:span text:style-name="T29">self</text:span><text:span text:style-name="T9">):</text:span><text:line-break/><text:span text:style-name="T9"> <text:s text:c="7"/></text:span><text:span text:style-name="T2">return </text:span><text:span text:style-name="T19">m</text:span><text:span text:style-name="T9">-</text:span><text:span text:style-name="T29">self</text:span><text:span text:style-name="T9">.nombre_jours_ecoules()</text:span><text:line-break/><text:line-break/><text:line-break/><text:span text:style-name="T2">with </text:span><text:span text:style-name="T14">open</text:span><text:span text:style-name="T9">(</text:span><text:span text:style-name="T20">"fichier.txt"</text:span><text:span text:style-name="T9">,</text:span><text:span text:style-name="T20">"w"</text:span><text:span text:style-name="T9">) </text:span><text:span text:style-name="T2">as </text:span><text:span text:style-name="T9">f:</text:span><text:line-break/><text:span text:style-name="T9"> <text:s text:c="3"/>date=f.write(</text:span><text:span text:style-name="T20">"2024/2/23"</text:span><text:span text:style-name="T9">)</text:span><text:line-break/><text:line-break/><text:span text:style-name="T37">p</text:span><text:span text:style-name="T9">=Date(</text:span><text:span text:style-name="T17">30</text:span><text:span text:style-name="T9">,</text:span><text:span text:style-name="T17">12</text:span><text:span text:style-name="T9">,</text:span><text:span text:style-name="T17">2024</text:span><text:span text:style-name="T9">)</text:span><text:line-break/><text:span text:style-name="T9">p2=Date(</text:span><text:span text:style-name="T17">1</text:span><text:span text:style-name="T9">,</text:span><text:span text:style-name="T17">3</text:span><text:span text:style-name="T9">,</text:span><text:span text:style-name="T17">2024</text:span><text:span text:style-name="T9">)</text:span><text:line-break/><text:span text:style-name="T14">print</text:span><text:span text:style-name="T9">(p)</text:span><text:line-break/><text:soft-page-break/><text:span text:style-name="T14">print</text:span><text:span text:style-name="T9">(p.nbje())</text:span><text:line-break/><text:span text:style-name="T14">print</text:span><text:span text:style-name="T9">(p.nbjr())</text:span><text:line-break/><text:span text:style-name="T14">print</text:span><text:span text:style-name="T9">(p.nombre_jours_ecoules())</text:span><text:line-break/><text:span text:style-name="T14">print</text:span><text:span text:style-name="T9">(p.nombre_jours_restants())</text:span><text:line-break/><text:span text:style-name="T14">print</text:span><text:span text:style-name="T9">(p.bissectile())</text:span><text:line-break/><text:span text:style-name="T14">print</text:span><text:span text:style-name="T9">(p&gt;p2)</text:span></text:p>
      <text:p text:style-name="P88"><text:span text:style-name="T9"/></text:p>
      <text:p text:style-name="P88"><text:span text:style-name="T9"/></text:p>
      <text:p text:style-name="P88"><text:span text:style-name="T9">---------------------------------------------------------</text:span><text:span text:style-name="T13">combinaison</text:span><text:span text:style-name="T9">----------------------------------</text:span></text:p>
      <text:p text:style-name="P88"><text:span text:style-name="T9">liste=[</text:span><text:span text:style-name="T17">1</text:span><text:span text:style-name="T9">,</text:span><text:span text:style-name="T17">2</text:span><text:span text:style-name="T9">,</text:span><text:span text:style-name="T17">3</text:span><text:span text:style-name="T9">]</text:span><text:line-break/><text:span text:style-name="T2">def </text:span><text:span text:style-name="T6">prmt</text:span><text:span text:style-name="T9">(list):</text:span><text:line-break/><text:span text:style-name="T9"> <text:s text:c="3"/></text:span><text:span text:style-name="T2">if </text:span><text:span text:style-name="T14">len</text:span><text:span text:style-name="T9">(list)&lt;=</text:span><text:span text:style-name="T17">1</text:span><text:span text:style-name="T9">:</text:span><text:line-break/><text:span text:style-name="T9"> <text:s text:c="7"/></text:span><text:span text:style-name="T2">return </text:span><text:span text:style-name="T9">[list]</text:span><text:line-break/><text:span text:style-name="T9"> <text:s text:c="3"/></text:span><text:span text:style-name="T2">else</text:span><text:span text:style-name="T9">:</text:span><text:line-break/><text:span text:style-name="T9"> <text:s text:c="7"/>permutations=[]</text:span><text:line-break/><text:span text:style-name="T9"> <text:s text:c="7"/></text:span><text:span text:style-name="T2">for </text:span><text:span text:style-name="T9">i </text:span><text:span text:style-name="T2">in </text:span><text:span text:style-name="T14">range</text:span><text:span text:style-name="T9">(</text:span><text:span text:style-name="T14">len</text:span><text:span text:style-name="T9">(list)):</text:span><text:line-break/><text:span text:style-name="T9"> <text:s text:c="11"/>element = list[i]</text:span><text:line-break/><text:span text:style-name="T9"> <text:s text:c="11"/>rest = list[:i] + list[i+</text:span><text:span text:style-name="T17">1 </text:span><text:span text:style-name="T9">:]</text:span><text:line-break/><text:span text:style-name="T9"> <text:s text:c="11"/></text:span><text:span text:style-name="T2">for </text:span><text:span text:style-name="T9">p </text:span><text:span text:style-name="T2">in </text:span><text:span text:style-name="T9">prmt(rest):</text:span><text:line-break/><text:span text:style-name="T9"> <text:s text:c="15"/>permutations.append([element]+p)</text:span><text:line-break/><text:span text:style-name="T9"> <text:s text:c="7"/></text:span><text:span text:style-name="T2">return </text:span><text:span text:style-name="T9">permutations</text:span><text:line-break/><text:line-break/><text:span text:style-name="T14">print</text:span><text:span text:style-name="T9">(prmt(liste))</text:span></text:p>
      <text:p text:style-name="P88"><text:span text:style-name="T9"/></text:p>
      <text:p text:style-name="P88"><text:span text:style-name="T9">--------------------------------</text:span><text:span text:style-name="T12">diviseurs possibles-----------------------------------------</text:span></text:p>
      <text:p text:style-name="P88"><text:span text:style-name="T5">def </text:span><text:span text:style-name="T6">diviseurs</text:span><text:span text:style-name="T9">():</text:span><text:line-break/><text:span text:style-name="T9"> <text:s text:c="3"/>entier=</text:span><text:span text:style-name="T14">int</text:span><text:span text:style-name="T9">(</text:span><text:span text:style-name="T14">input</text:span><text:span text:style-name="T9">(</text:span><text:span text:style-name="T20">"Donner un entier: "</text:span><text:span text:style-name="T9">))</text:span><text:line-break/><text:span text:style-name="T9"> <text:s text:c="3"/></text:span><text:span text:style-name="T2">for </text:span><text:span text:style-name="T9">i </text:span><text:span text:style-name="T2">in </text:span><text:span text:style-name="T14">range</text:span><text:span text:style-name="T9">(</text:span><text:span text:style-name="T17">1</text:span><text:span text:style-name="T9">,entier+</text:span><text:span text:style-name="T17">1</text:span><text:span text:style-name="T9">):</text:span><text:line-break/><text:span text:style-name="T9"> <text:s text:c="7"/></text:span><text:span text:style-name="T2">if </text:span><text:span text:style-name="T9">entier%i==</text:span><text:span text:style-name="T17">0</text:span><text:span text:style-name="T9">:</text:span><text:line-break/><text:span text:style-name="T9"> <text:s text:c="11"/></text:span><text:span text:style-name="T14">print</text:span><text:span text:style-name="T9">(i)</text:span><text:line-break/><text:span text:style-name="T9">diviseurs()</text:span><text:line-break/></text:p>
      <text:p text:style-name="P88">------------------------------------------ <text:span text:style-name="T34">compter le nombre de voyelles-----------------------</text:span></text:p>
      <text:p text:style-name="P88"><text:span text:style-name="T2">def </text:span><text:span text:style-name="T6">nbVoyelles</text:span><text:span text:style-name="T9">():</text:span><text:line-break/><text:span text:style-name="T9"> <text:s text:c="3"/>voyelle = [</text:span><text:span text:style-name="T20">"a"</text:span><text:span text:style-name="T9">, </text:span><text:span text:style-name="T20">"e"</text:span><text:span text:style-name="T9">, </text:span><text:span text:style-name="T20">"o"</text:span><text:span text:style-name="T9">, </text:span><text:span text:style-name="T20">"i"</text:span><text:span text:style-name="T9">, </text:span><text:span text:style-name="T20">"u"</text:span><text:span text:style-name="T9">, </text:span><text:span text:style-name="T20">"y"</text:span><text:span text:style-name="T9">]</text:span><text:line-break/><text:span text:style-name="T9"> <text:s text:c="3"/>ch=</text:span><text:span text:style-name="T14">input</text:span><text:span text:style-name="T9">(</text:span><text:span text:style-name="T20">"Donner une phrase: "</text:span><text:span text:style-name="T9">)</text:span><text:line-break/><text:span text:style-name="T9"> <text:s text:c="3"/>dic={}</text:span><text:line-break/><text:span text:style-name="T9"> <text:s text:c="3"/></text:span><text:span text:style-name="T2">for </text:span><text:span text:style-name="T9">i </text:span><text:span text:style-name="T2">in </text:span><text:span text:style-name="T9">ch:</text:span><text:line-break/><text:span text:style-name="T9"> <text:s text:c="7"/></text:span><text:span text:style-name="T2">if </text:span><text:span text:style-name="T9">i </text:span><text:span text:style-name="T2">in </text:span><text:span text:style-name="T9">voyelle:</text:span><text:line-break/><text:span text:style-name="T9"> <text:s text:c="11"/></text:span><text:span text:style-name="T2">if </text:span><text:span text:style-name="T9">i </text:span><text:span text:style-name="T2">in </text:span><text:span text:style-name="T9">dic:</text:span><text:line-break/><text:span text:style-name="T9"> <text:s text:c="15"/>dic[i]+=</text:span><text:span text:style-name="T17">1</text:span><text:line-break/><text:span text:style-name="T17"> <text:s text:c="11"/></text:span><text:span text:style-name="T2">else</text:span><text:span text:style-name="T9">:</text:span><text:line-break/><text:span text:style-name="T9"> <text:s text:c="15"/>dic[i]=</text:span><text:span text:style-name="T17">1</text:span><text:line-break/><text:span text:style-name="T17"> <text:s text:c="3"/></text:span><text:span text:style-name="T14">print</text:span><text:span text:style-name="T9">(dic)</text:span><text:line-break/><text:span text:style-name="T9">nbVoyelles()</text:span><text:line-break/></text:p>
      <text:p text:style-name="P88">---------------------------------Ecrire une fonction qui vérifie qu’une chaîne de caractères est une</text:p>
      <text:p text:style-name="P88">sous-chaîne d’une autre chaîne de caractères.-------------------------------------------------</text:p>
      <text:p text:style-name="P88"><text:span text:style-name="T2">def </text:span><text:span text:style-name="T6">chaines</text:span><text:span text:style-name="T9">(ch,sch):</text:span><text:line-break/><text:span text:style-name="T9"> <text:s text:c="3"/></text:span><text:span text:style-name="T2">for </text:span><text:span text:style-name="T9">i </text:span><text:span text:style-name="T2">in </text:span><text:span text:style-name="T14">range</text:span><text:span text:style-name="T9">(</text:span><text:span text:style-name="T14">len</text:span><text:span text:style-name="T9">(ch)-</text:span><text:span text:style-name="T14">len</text:span><text:span text:style-name="T9">(sch)+</text:span><text:span text:style-name="T17">1</text:span><text:span text:style-name="T9">):</text:span><text:line-break/><text:span text:style-name="T9"> <text:s text:c="7"/></text:span><text:span text:style-name="T2">if </text:span><text:span text:style-name="T9">ch[i:i+</text:span><text:span text:style-name="T14">len</text:span><text:span text:style-name="T9">(sch)]==sch:</text:span><text:line-break/><text:span text:style-name="T9"> <text:s text:c="11"/></text:span><text:span text:style-name="T2">return True</text:span><text:line-break/><text:span text:style-name="T2"> <text:s text:c="3"/>return False</text:span><text:line-break/><text:line-break/><text:span text:style-name="T14">print</text:span><text:span text:style-name="T9">(chaines(chaine,schaine))</text:span></text:p>
      <text:p text:style-name="P88"/>
      <text:p text:style-name="P88">-------------------------<text:span text:style-name="T36">ou----------------------</text:span></text:p>
      <text:p text:style-name="P88"><text:span text:style-name="T2">def </text:span><text:span text:style-name="T6">chaines</text:span><text:span text:style-name="T9">(ch,sch):</text:span><text:line-break/><text:span text:style-name="T9"> <text:s text:c="3"/></text:span><text:span text:style-name="T2">for </text:span><text:span text:style-name="T9">i </text:span><text:span text:style-name="T2">in </text:span><text:span text:style-name="T14">range</text:span><text:span text:style-name="T9">(</text:span><text:span text:style-name="T14">len</text:span><text:span text:style-name="T9">(ch)-</text:span><text:span text:style-name="T14">len</text:span><text:span text:style-name="T9">(sch)+</text:span><text:span text:style-name="T17">1</text:span><text:span text:style-name="T9">):</text:span><text:line-break/><text:span text:style-name="T9"> <text:s text:c="7"/></text:span><text:span text:style-name="T2">if </text:span><text:span text:style-name="T9">ch[i:i+</text:span><text:span text:style-name="T14">len</text:span><text:span text:style-name="T9">(sch)]==sch:</text:span><text:line-break/><text:soft-page-break/><text:span text:style-name="T9"> <text:s text:c="11"/></text:span><text:span text:style-name="T2">return True</text:span><text:line-break/><text:span text:style-name="T2"> <text:s text:c="3"/>return False</text:span><text:line-break/><text:line-break/><text:span text:style-name="T14">print</text:span><text:span text:style-name="T9">(chaines(chaine,schaine))</text:span></text:p>
      <text:p text:style-name="P88">-------------------------<text:span text:style-name="T36">ou---------------------------</text:span></text:p>
      <text:p text:style-name="P88"><text:span text:style-name="T2">def </text:span><text:span text:style-name="T6">chaines</text:span><text:span text:style-name="T9">(ch,sch):</text:span><text:line-break/><text:span text:style-name="T9"> <text:s text:c="3"/></text:span><text:span text:style-name="T2">if </text:span><text:span text:style-name="T9">sch </text:span><text:span text:style-name="T2">in </text:span><text:span text:style-name="T9">ch:</text:span><text:line-break/><text:span text:style-name="T9"> <text:s text:c="7"/></text:span><text:span text:style-name="T2">return True</text:span><text:line-break/><text:span text:style-name="T2"> <text:s text:c="3"/>return False</text:span><text:line-break/></text:p>
      <text:p text:style-name="P88"/>
      <text:p text:style-name="P88"><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09:22:07.853884401</meta:creation-date>
    <meta:editing-duration>PT7H17M2S</meta:editing-duration>
    <meta:editing-cycles>5</meta:editing-cycles>
    <meta:generator>LibreOffice/7.3.7.2$Linux_X86_64 LibreOffice_project/30$Build-2</meta:generator>
    <dc:date>2024-02-26T12:35:55.958757716</dc:date>
    <meta:document-statistic meta:table-count="0" meta:image-count="0" meta:object-count="0" meta:page-count="14" meta:paragraph-count="221" meta:word-count="2117" meta:character-count="17892" meta:non-whitespace-character-count="13180"/>
  </office:meta>
</office:document-meta>
</file>